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682cm"/>
    </style:style>
    <style:style style:name="co2" style:family="table-column">
      <style:table-column-properties fo:break-before="auto" style:column-width="4.341cm"/>
    </style:style>
    <style:style style:name="co3" style:family="table-column">
      <style:table-column-properties fo:break-before="auto" style:column-width="1.9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tabla-56934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fo:background-color="transparent" fo:border="0.74pt solid #ffffff"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la-56934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1" table:default-cell-style-name="ce3"/>
        <table:table-column table:style-name="co3" table:number-columns-repeated="16342" table:default-cell-style-name="Default"/>
        <table:table-row table:style-name="ro1">
          <table:table-cell table:style-name="ce1" office:value-type="string" calcext:value-type="string">
            <text:p>Edad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09" calcext:value-type="float">
            <text:p>2009</text:p>
          </table:table-cell>
          <table:table-cell table:number-columns-repeated="1634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0587" calcext:value-type="float">
            <text:p>460.587</text:p>
          </table:table-cell>
          <table:table-cell office:value-type="float" office:value="454307" calcext:value-type="float">
            <text:p>454.307</text:p>
          </table:table-cell>
          <table:table-cell office:value-type="float" office:value="452389" calcext:value-type="float">
            <text:p>452.389</text:p>
          </table:table-cell>
          <table:table-cell office:value-type="float" office:value="439888" calcext:value-type="float">
            <text:p>439.888</text:p>
          </table:table-cell>
          <table:table-cell office:value-type="float" office:value="426068" calcext:value-type="float">
            <text:p>426.068</text:p>
          </table:table-cell>
          <table:table-cell office:value-type="float" office:value="429185" calcext:value-type="float">
            <text:p>429.185</text:p>
          </table:table-cell>
          <table:table-cell office:value-type="float" office:value="425806" calcext:value-type="float">
            <text:p>425.806</text:p>
          </table:table-cell>
          <table:table-cell office:value-type="float" office:value="424447" calcext:value-type="float">
            <text:p>424.447</text:p>
          </table:table-cell>
          <table:table-cell office:value-type="float" office:value="428009" calcext:value-type="float">
            <text:p>428.009</text:p>
          </table:table-cell>
          <table:table-cell office:value-type="float" office:value="443250" calcext:value-type="float">
            <text:p>443.250</text:p>
          </table:table-cell>
          <table:table-cell office:value-type="float" office:value="456014" calcext:value-type="float">
            <text:p>456.014</text:p>
          </table:table-cell>
          <table:table-cell table:number-columns-repeated="1634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9199" calcext:value-type="float">
            <text:p>459.199</text:p>
          </table:table-cell>
          <table:table-cell office:value-type="float" office:value="455618" calcext:value-type="float">
            <text:p>455.618</text:p>
          </table:table-cell>
          <table:table-cell office:value-type="float" office:value="441973" calcext:value-type="float">
            <text:p>441.973</text:p>
          </table:table-cell>
          <table:table-cell office:value-type="float" office:value="426879" calcext:value-type="float">
            <text:p>426.879</text:p>
          </table:table-cell>
          <table:table-cell office:value-type="float" office:value="429727" calcext:value-type="float">
            <text:p>429.727</text:p>
          </table:table-cell>
          <table:table-cell office:value-type="float" office:value="425304" calcext:value-type="float">
            <text:p>425.304</text:p>
          </table:table-cell>
          <table:table-cell office:value-type="float" office:value="425147" calcext:value-type="float">
            <text:p>425.147</text:p>
          </table:table-cell>
          <table:table-cell office:value-type="float" office:value="430624" calcext:value-type="float">
            <text:p>430.624</text:p>
          </table:table-cell>
          <table:table-cell office:value-type="float" office:value="446188" calcext:value-type="float">
            <text:p>446.188</text:p>
          </table:table-cell>
          <table:table-cell office:value-type="float" office:value="460327" calcext:value-type="float">
            <text:p>460.327</text:p>
          </table:table-cell>
          <table:table-cell office:value-type="float" office:value="456417" calcext:value-type="float">
            <text:p>456.417</text:p>
          </table:table-cell>
          <table:table-cell table:number-columns-repeated="1634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4001" calcext:value-type="float">
            <text:p>464.001</text:p>
          </table:table-cell>
          <table:table-cell office:value-type="float" office:value="447660" calcext:value-type="float">
            <text:p>447.660</text:p>
          </table:table-cell>
          <table:table-cell office:value-type="float" office:value="430366" calcext:value-type="float">
            <text:p>430.366</text:p>
          </table:table-cell>
          <table:table-cell office:value-type="float" office:value="432518" calcext:value-type="float">
            <text:p>432.518</text:p>
          </table:table-cell>
          <table:table-cell office:value-type="float" office:value="426831" calcext:value-type="float">
            <text:p>426.831</text:p>
          </table:table-cell>
          <table:table-cell office:value-type="float" office:value="425876" calcext:value-type="float">
            <text:p>425.876</text:p>
          </table:table-cell>
          <table:table-cell office:value-type="float" office:value="432482" calcext:value-type="float">
            <text:p>432.482</text:p>
          </table:table-cell>
          <table:table-cell office:value-type="float" office:value="450268" calcext:value-type="float">
            <text:p>450.268</text:p>
          </table:table-cell>
          <table:table-cell office:value-type="float" office:value="464552" calcext:value-type="float">
            <text:p>464.552</text:p>
          </table:table-cell>
          <table:table-cell office:value-type="float" office:value="462413" calcext:value-type="float">
            <text:p>462.413</text:p>
          </table:table-cell>
          <table:table-cell office:value-type="float" office:value="466841" calcext:value-type="float">
            <text:p>466.841</text:p>
          </table:table-cell>
          <table:table-cell table:number-columns-repeated="1634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6943" calcext:value-type="float">
            <text:p>456.943</text:p>
          </table:table-cell>
          <table:table-cell office:value-type="float" office:value="437152" calcext:value-type="float">
            <text:p>437.152</text:p>
          </table:table-cell>
          <table:table-cell office:value-type="float" office:value="437113" calcext:value-type="float">
            <text:p>437.113</text:p>
          </table:table-cell>
          <table:table-cell office:value-type="float" office:value="429868" calcext:value-type="float">
            <text:p>429.868</text:p>
          </table:table-cell>
          <table:table-cell office:value-type="float" office:value="428165" calcext:value-type="float">
            <text:p>428.165</text:p>
          </table:table-cell>
          <table:table-cell office:value-type="float" office:value="432927" calcext:value-type="float">
            <text:p>432.927</text:p>
          </table:table-cell>
          <table:table-cell office:value-type="float" office:value="451982" calcext:value-type="float">
            <text:p>451.982</text:p>
          </table:table-cell>
          <table:table-cell office:value-type="float" office:value="468595" calcext:value-type="float">
            <text:p>468.595</text:p>
          </table:table-cell>
          <table:table-cell office:value-type="float" office:value="466680" calcext:value-type="float">
            <text:p>466.680</text:p>
          </table:table-cell>
          <table:table-cell office:value-type="float" office:value="472476" calcext:value-type="float">
            <text:p>472.476</text:p>
          </table:table-cell>
          <table:table-cell office:value-type="float" office:value="484268" calcext:value-type="float">
            <text:p>484.268</text:p>
          </table:table-cell>
          <table:table-cell table:number-columns-repeated="1634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6571" calcext:value-type="float">
            <text:p>446.571</text:p>
          </table:table-cell>
          <table:table-cell office:value-type="float" office:value="444769" calcext:value-type="float">
            <text:p>444.769</text:p>
          </table:table-cell>
          <table:table-cell office:value-type="float" office:value="434667" calcext:value-type="float">
            <text:p>434.667</text:p>
          </table:table-cell>
          <table:table-cell office:value-type="float" office:value="431707" calcext:value-type="float">
            <text:p>431.707</text:p>
          </table:table-cell>
          <table:table-cell office:value-type="float" office:value="435816" calcext:value-type="float">
            <text:p>435.816</text:p>
          </table:table-cell>
          <table:table-cell office:value-type="float" office:value="452340" calcext:value-type="float">
            <text:p>452.340</text:p>
          </table:table-cell>
          <table:table-cell office:value-type="float" office:value="470458" calcext:value-type="float">
            <text:p>470.458</text:p>
          </table:table-cell>
          <table:table-cell office:value-type="float" office:value="471225" calcext:value-type="float">
            <text:p>471.225</text:p>
          </table:table-cell>
          <table:table-cell office:value-type="float" office:value="477383" calcext:value-type="float">
            <text:p>477.383</text:p>
          </table:table-cell>
          <table:table-cell office:value-type="float" office:value="489986" calcext:value-type="float">
            <text:p>489.986</text:p>
          </table:table-cell>
          <table:table-cell office:value-type="float" office:value="502909" calcext:value-type="float">
            <text:p>502.909</text:p>
          </table:table-cell>
          <table:table-cell table:number-columns-repeated="1634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5234" calcext:value-type="float">
            <text:p>455.234</text:p>
          </table:table-cell>
          <table:table-cell office:value-type="float" office:value="442602" calcext:value-type="float">
            <text:p>442.602</text:p>
          </table:table-cell>
          <table:table-cell office:value-type="float" office:value="436716" calcext:value-type="float">
            <text:p>436.716</text:p>
          </table:table-cell>
          <table:table-cell office:value-type="float" office:value="439439" calcext:value-type="float">
            <text:p>439.439</text:p>
          </table:table-cell>
          <table:table-cell office:value-type="float" office:value="454958" calcext:value-type="float">
            <text:p>454.958</text:p>
          </table:table-cell>
          <table:table-cell office:value-type="float" office:value="470401" calcext:value-type="float">
            <text:p>470.401</text:p>
          </table:table-cell>
          <table:table-cell office:value-type="float" office:value="473056" calcext:value-type="float">
            <text:p>473.056</text:p>
          </table:table-cell>
          <table:table-cell office:value-type="float" office:value="482020" calcext:value-type="float">
            <text:p>482.020</text:p>
          </table:table-cell>
          <table:table-cell office:value-type="float" office:value="495028" calcext:value-type="float">
            <text:p>495.028</text:p>
          </table:table-cell>
          <table:table-cell office:value-type="float" office:value="508399" calcext:value-type="float">
            <text:p>508.399</text:p>
          </table:table-cell>
          <table:table-cell office:value-type="float" office:value="521793" calcext:value-type="float">
            <text:p>521.793</text:p>
          </table:table-cell>
          <table:table-cell table:number-columns-repeated="1634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3859" calcext:value-type="float">
            <text:p>453.859</text:p>
          </table:table-cell>
          <table:table-cell office:value-type="float" office:value="445540" calcext:value-type="float">
            <text:p>445.540</text:p>
          </table:table-cell>
          <table:table-cell office:value-type="float" office:value="444454" calcext:value-type="float">
            <text:p>444.454</text:p>
          </table:table-cell>
          <table:table-cell office:value-type="float" office:value="458523" calcext:value-type="float">
            <text:p>458.523</text:p>
          </table:table-cell>
          <table:table-cell office:value-type="float" office:value="472588" calcext:value-type="float">
            <text:p>472.588</text:p>
          </table:table-cell>
          <table:table-cell office:value-type="float" office:value="472556" calcext:value-type="float">
            <text:p>472.556</text:p>
          </table:table-cell>
          <table:table-cell office:value-type="float" office:value="484011" calcext:value-type="float">
            <text:p>484.011</text:p>
          </table:table-cell>
          <table:table-cell office:value-type="float" office:value="499445" calcext:value-type="float">
            <text:p>499.445</text:p>
          </table:table-cell>
          <table:table-cell office:value-type="float" office:value="512591" calcext:value-type="float">
            <text:p>512.591</text:p>
          </table:table-cell>
          <table:table-cell office:value-type="float" office:value="526665" calcext:value-type="float">
            <text:p>526.665</text:p>
          </table:table-cell>
          <table:table-cell office:value-type="float" office:value="545265" calcext:value-type="float">
            <text:p>545.265</text:p>
          </table:table-cell>
          <table:table-cell table:number-columns-repeated="1634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8215" calcext:value-type="float">
            <text:p>458.215</text:p>
          </table:table-cell>
          <table:table-cell office:value-type="float" office:value="453952" calcext:value-type="float">
            <text:p>453.952</text:p>
          </table:table-cell>
          <table:table-cell office:value-type="float" office:value="463887" calcext:value-type="float">
            <text:p>463.887</text:p>
          </table:table-cell>
          <table:table-cell office:value-type="float" office:value="476243" calcext:value-type="float">
            <text:p>476.243</text:p>
          </table:table-cell>
          <table:table-cell office:value-type="float" office:value="474433" calcext:value-type="float">
            <text:p>474.433</text:p>
          </table:table-cell>
          <table:table-cell office:value-type="float" office:value="483655" calcext:value-type="float">
            <text:p>483.655</text:p>
          </table:table-cell>
          <table:table-cell office:value-type="float" office:value="500488" calcext:value-type="float">
            <text:p>500.488</text:p>
          </table:table-cell>
          <table:table-cell office:value-type="float" office:value="516940" calcext:value-type="float">
            <text:p>516.940</text:p>
          </table:table-cell>
          <table:table-cell office:value-type="float" office:value="530195" calcext:value-type="float">
            <text:p>530.195</text:p>
          </table:table-cell>
          <table:table-cell office:value-type="float" office:value="550031" calcext:value-type="float">
            <text:p>550.031</text:p>
          </table:table-cell>
          <table:table-cell office:value-type="float" office:value="574630" calcext:value-type="float">
            <text:p>574.630</text:p>
          </table:table-cell>
          <table:table-cell table:number-columns-repeated="1634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7308" calcext:value-type="float">
            <text:p>467.308</text:p>
          </table:table-cell>
          <table:table-cell office:value-type="float" office:value="473546" calcext:value-type="float">
            <text:p>473.546</text:p>
          </table:table-cell>
          <table:table-cell office:value-type="float" office:value="481596" calcext:value-type="float">
            <text:p>481.596</text:p>
          </table:table-cell>
          <table:table-cell office:value-type="float" office:value="477800" calcext:value-type="float">
            <text:p>477.800</text:p>
          </table:table-cell>
          <table:table-cell office:value-type="float" office:value="484860" calcext:value-type="float">
            <text:p>484.860</text:p>
          </table:table-cell>
          <table:table-cell office:value-type="float" office:value="498713" calcext:value-type="float">
            <text:p>498.713</text:p>
          </table:table-cell>
          <table:table-cell office:value-type="float" office:value="517345" calcext:value-type="float">
            <text:p>517.345</text:p>
          </table:table-cell>
          <table:table-cell office:value-type="float" office:value="534183" calcext:value-type="float">
            <text:p>534.183</text:p>
          </table:table-cell>
          <table:table-cell office:value-type="float" office:value="553069" calcext:value-type="float">
            <text:p>553.069</text:p>
          </table:table-cell>
          <table:table-cell office:value-type="float" office:value="578952" calcext:value-type="float">
            <text:p>578.952</text:p>
          </table:table-cell>
          <table:table-cell office:value-type="float" office:value="606204" calcext:value-type="float">
            <text:p>606.204</text:p>
          </table:table-cell>
          <table:table-cell table:number-columns-repeated="1634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7082" calcext:value-type="float">
            <text:p>487.082</text:p>
          </table:table-cell>
          <table:table-cell office:value-type="float" office:value="491087" calcext:value-type="float">
            <text:p>491.087</text:p>
          </table:table-cell>
          <table:table-cell office:value-type="float" office:value="483148" calcext:value-type="float">
            <text:p>483.148</text:p>
          </table:table-cell>
          <table:table-cell office:value-type="float" office:value="488028" calcext:value-type="float">
            <text:p>488.028</text:p>
          </table:table-cell>
          <table:table-cell office:value-type="float" office:value="499099" calcext:value-type="float">
            <text:p>499.099</text:p>
          </table:table-cell>
          <table:table-cell office:value-type="float" office:value="513825" calcext:value-type="float">
            <text:p>513.825</text:p>
          </table:table-cell>
          <table:table-cell office:value-type="float" office:value="533293" calcext:value-type="float">
            <text:p>533.293</text:p>
          </table:table-cell>
          <table:table-cell office:value-type="float" office:value="555641" calcext:value-type="float">
            <text:p>555.641</text:p>
          </table:table-cell>
          <table:table-cell office:value-type="float" office:value="580841" calcext:value-type="float">
            <text:p>580.841</text:p>
          </table:table-cell>
          <table:table-cell office:value-type="float" office:value="609717" calcext:value-type="float">
            <text:p>609.717</text:p>
          </table:table-cell>
          <table:table-cell office:value-type="float" office:value="634832" calcext:value-type="float">
            <text:p>634.832</text:p>
          </table:table-cell>
          <table:table-cell table:number-columns-repeated="1634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4272" calcext:value-type="float">
            <text:p>504.272</text:p>
          </table:table-cell>
          <table:table-cell office:value-type="float" office:value="492577" calcext:value-type="float">
            <text:p>492.577</text:p>
          </table:table-cell>
          <table:table-cell office:value-type="float" office:value="493187" calcext:value-type="float">
            <text:p>493.187</text:p>
          </table:table-cell>
          <table:table-cell office:value-type="float" office:value="501542" calcext:value-type="float">
            <text:p>501.542</text:p>
          </table:table-cell>
          <table:table-cell office:value-type="float" office:value="513657" calcext:value-type="float">
            <text:p>513.657</text:p>
          </table:table-cell>
          <table:table-cell office:value-type="float" office:value="528045" calcext:value-type="float">
            <text:p>528.045</text:p>
          </table:table-cell>
          <table:table-cell office:value-type="float" office:value="553315" calcext:value-type="float">
            <text:p>553.315</text:p>
          </table:table-cell>
          <table:table-cell office:value-type="float" office:value="582468" calcext:value-type="float">
            <text:p>582.468</text:p>
          </table:table-cell>
          <table:table-cell office:value-type="float" office:value="610791" calcext:value-type="float">
            <text:p>610.791</text:p>
          </table:table-cell>
          <table:table-cell office:value-type="float" office:value="637615" calcext:value-type="float">
            <text:p>637.615</text:p>
          </table:table-cell>
          <table:table-cell office:value-type="float" office:value="679559" calcext:value-type="float">
            <text:p>679.559</text:p>
          </table:table-cell>
          <table:table-cell table:number-columns-repeated="1634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4929" calcext:value-type="float">
            <text:p>504.929</text:p>
          </table:table-cell>
          <table:table-cell office:value-type="float" office:value="501995" calcext:value-type="float">
            <text:p>501.995</text:p>
          </table:table-cell>
          <table:table-cell office:value-type="float" office:value="506048" calcext:value-type="float">
            <text:p>506.048</text:p>
          </table:table-cell>
          <table:table-cell office:value-type="float" office:value="515391" calcext:value-type="float">
            <text:p>515.391</text:p>
          </table:table-cell>
          <table:table-cell office:value-type="float" office:value="526579" calcext:value-type="float">
            <text:p>526.579</text:p>
          </table:table-cell>
          <table:table-cell office:value-type="float" office:value="547209" calcext:value-type="float">
            <text:p>547.209</text:p>
          </table:table-cell>
          <table:table-cell office:value-type="float" office:value="578682" calcext:value-type="float">
            <text:p>578.682</text:p>
          </table:table-cell>
          <table:table-cell office:value-type="float" office:value="611131" calcext:value-type="float">
            <text:p>611.131</text:p>
          </table:table-cell>
          <table:table-cell office:value-type="float" office:value="637917" calcext:value-type="float">
            <text:p>637.917</text:p>
          </table:table-cell>
          <table:table-cell office:value-type="float" office:value="681833" calcext:value-type="float">
            <text:p>681.833</text:p>
          </table:table-cell>
          <table:table-cell office:value-type="float" office:value="715830" calcext:value-type="float">
            <text:p>715.830</text:p>
          </table:table-cell>
          <table:table-cell table:number-columns-repeated="1634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4285" calcext:value-type="float">
            <text:p>514.285</text:p>
          </table:table-cell>
          <table:table-cell office:value-type="float" office:value="513992" calcext:value-type="float">
            <text:p>513.992</text:p>
          </table:table-cell>
          <table:table-cell office:value-type="float" office:value="519310" calcext:value-type="float">
            <text:p>519.310</text:p>
          </table:table-cell>
          <table:table-cell office:value-type="float" office:value="527456" calcext:value-type="float">
            <text:p>527.456</text:p>
          </table:table-cell>
          <table:table-cell office:value-type="float" office:value="545306" calcext:value-type="float">
            <text:p>545.306</text:p>
          </table:table-cell>
          <table:table-cell office:value-type="float" office:value="570822" calcext:value-type="float">
            <text:p>570.822</text:p>
          </table:table-cell>
          <table:table-cell office:value-type="float" office:value="606670" calcext:value-type="float">
            <text:p>606.670</text:p>
          </table:table-cell>
          <table:table-cell office:value-type="float" office:value="637173" calcext:value-type="float">
            <text:p>637.173</text:p>
          </table:table-cell>
          <table:table-cell office:value-type="float" office:value="681192" calcext:value-type="float">
            <text:p>681.192</text:p>
          </table:table-cell>
          <table:table-cell office:value-type="float" office:value="716715" calcext:value-type="float">
            <text:p>716.715</text:p>
          </table:table-cell>
          <table:table-cell office:value-type="float" office:value="755908" calcext:value-type="float">
            <text:p>755.908</text:p>
          </table:table-cell>
          <table:table-cell table:number-columns-repeated="1634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25521" calcext:value-type="float">
            <text:p>525.521</text:p>
          </table:table-cell>
          <table:table-cell office:value-type="float" office:value="526286" calcext:value-type="float">
            <text:p>526.286</text:p>
          </table:table-cell>
          <table:table-cell office:value-type="float" office:value="530744" calcext:value-type="float">
            <text:p>530.744</text:p>
          </table:table-cell>
          <table:table-cell office:value-type="float" office:value="545620" calcext:value-type="float">
            <text:p>545.620</text:p>
          </table:table-cell>
          <table:table-cell office:value-type="float" office:value="567532" calcext:value-type="float">
            <text:p>567.532</text:p>
          </table:table-cell>
          <table:table-cell office:value-type="float" office:value="598045" calcext:value-type="float">
            <text:p>598.045</text:p>
          </table:table-cell>
          <table:table-cell office:value-type="float" office:value="631564" calcext:value-type="float">
            <text:p>631.564</text:p>
          </table:table-cell>
          <table:table-cell office:value-type="float" office:value="679501" calcext:value-type="float">
            <text:p>679.501</text:p>
          </table:table-cell>
          <table:table-cell office:value-type="float" office:value="715183" calcext:value-type="float">
            <text:p>715.183</text:p>
          </table:table-cell>
          <table:table-cell office:value-type="float" office:value="756407" calcext:value-type="float">
            <text:p>756.407</text:p>
          </table:table-cell>
          <table:table-cell office:value-type="float" office:value="780100" calcext:value-type="float">
            <text:p>780.100</text:p>
          </table:table-cell>
          <table:table-cell table:number-columns-repeated="1634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37524" calcext:value-type="float">
            <text:p>537.524</text:p>
          </table:table-cell>
          <table:table-cell office:value-type="float" office:value="536930" calcext:value-type="float">
            <text:p>536.930</text:p>
          </table:table-cell>
          <table:table-cell office:value-type="float" office:value="547975" calcext:value-type="float">
            <text:p>547.975</text:p>
          </table:table-cell>
          <table:table-cell office:value-type="float" office:value="567517" calcext:value-type="float">
            <text:p>567.517</text:p>
          </table:table-cell>
          <table:table-cell office:value-type="float" office:value="594234" calcext:value-type="float">
            <text:p>594.234</text:p>
          </table:table-cell>
          <table:table-cell office:value-type="float" office:value="621911" calcext:value-type="float">
            <text:p>621.911</text:p>
          </table:table-cell>
          <table:table-cell office:value-type="float" office:value="672597" calcext:value-type="float">
            <text:p>672.597</text:p>
          </table:table-cell>
          <table:table-cell office:value-type="float" office:value="712602" calcext:value-type="float">
            <text:p>712.602</text:p>
          </table:table-cell>
          <table:table-cell office:value-type="float" office:value="754073" calcext:value-type="float">
            <text:p>754.073</text:p>
          </table:table-cell>
          <table:table-cell office:value-type="float" office:value="779876" calcext:value-type="float">
            <text:p>779.876</text:p>
          </table:table-cell>
          <table:table-cell office:value-type="float" office:value="816375" calcext:value-type="float">
            <text:p>816.375</text:p>
          </table:table-cell>
          <table:table-cell table:number-columns-repeated="1634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6897" calcext:value-type="float">
            <text:p>546.897</text:p>
          </table:table-cell>
          <table:table-cell office:value-type="float" office:value="553325" calcext:value-type="float">
            <text:p>553.325</text:p>
          </table:table-cell>
          <table:table-cell office:value-type="float" office:value="569602" calcext:value-type="float">
            <text:p>569.602</text:p>
          </table:table-cell>
          <table:table-cell office:value-type="float" office:value="593372" calcext:value-type="float">
            <text:p>593.372</text:p>
          </table:table-cell>
          <table:table-cell office:value-type="float" office:value="617792" calcext:value-type="float">
            <text:p>617.792</text:p>
          </table:table-cell>
          <table:table-cell office:value-type="float" office:value="662387" calcext:value-type="float">
            <text:p>662.387</text:p>
          </table:table-cell>
          <table:table-cell office:value-type="float" office:value="705188" calcext:value-type="float">
            <text:p>705.188</text:p>
          </table:table-cell>
          <table:table-cell office:value-type="float" office:value="750842" calcext:value-type="float">
            <text:p>750.842</text:p>
          </table:table-cell>
          <table:table-cell office:value-type="float" office:value="777432" calcext:value-type="float">
            <text:p>777.432</text:p>
          </table:table-cell>
          <table:table-cell office:value-type="float" office:value="816109" calcext:value-type="float">
            <text:p>816.109</text:p>
          </table:table-cell>
          <table:table-cell office:value-type="float" office:value="827314" calcext:value-type="float">
            <text:p>827.314</text:p>
          </table:table-cell>
          <table:table-cell table:number-columns-repeated="1634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62320" calcext:value-type="float">
            <text:p>562.320</text:p>
          </table:table-cell>
          <table:table-cell office:value-type="float" office:value="574084" calcext:value-type="float">
            <text:p>574.084</text:p>
          </table:table-cell>
          <table:table-cell office:value-type="float" office:value="595160" calcext:value-type="float">
            <text:p>595.160</text:p>
          </table:table-cell>
          <table:table-cell office:value-type="float" office:value="617012" calcext:value-type="float">
            <text:p>617.012</text:p>
          </table:table-cell>
          <table:table-cell office:value-type="float" office:value="657554" calcext:value-type="float">
            <text:p>657.554</text:p>
          </table:table-cell>
          <table:table-cell office:value-type="float" office:value="694712" calcext:value-type="float">
            <text:p>694.712</text:p>
          </table:table-cell>
          <table:table-cell office:value-type="float" office:value="742947" calcext:value-type="float">
            <text:p>742.947</text:p>
          </table:table-cell>
          <table:table-cell office:value-type="float" office:value="774154" calcext:value-type="float">
            <text:p>774.154</text:p>
          </table:table-cell>
          <table:table-cell office:value-type="float" office:value="813589" calcext:value-type="float">
            <text:p>813.589</text:p>
          </table:table-cell>
          <table:table-cell office:value-type="float" office:value="827030" calcext:value-type="float">
            <text:p>827.030</text:p>
          </table:table-cell>
          <table:table-cell office:value-type="float" office:value="841948" calcext:value-type="float">
            <text:p>841.948</text:p>
          </table:table-cell>
          <table:table-cell table:number-columns-repeated="1634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82482" calcext:value-type="float">
            <text:p>582.482</text:p>
          </table:table-cell>
          <table:table-cell office:value-type="float" office:value="599051" calcext:value-type="float">
            <text:p>599.051</text:p>
          </table:table-cell>
          <table:table-cell office:value-type="float" office:value="618074" calcext:value-type="float">
            <text:p>618.074</text:p>
          </table:table-cell>
          <table:table-cell office:value-type="float" office:value="656065" calcext:value-type="float">
            <text:p>656.065</text:p>
          </table:table-cell>
          <table:table-cell office:value-type="float" office:value="689532" calcext:value-type="float">
            <text:p>689.532</text:p>
          </table:table-cell>
          <table:table-cell office:value-type="float" office:value="731912" calcext:value-type="float">
            <text:p>731.912</text:p>
          </table:table-cell>
          <table:table-cell office:value-type="float" office:value="765962" calcext:value-type="float">
            <text:p>765.962</text:p>
          </table:table-cell>
          <table:table-cell office:value-type="float" office:value="810101" calcext:value-type="float">
            <text:p>810.101</text:p>
          </table:table-cell>
          <table:table-cell office:value-type="float" office:value="824679" calcext:value-type="float">
            <text:p>824.679</text:p>
          </table:table-cell>
          <table:table-cell office:value-type="float" office:value="841399" calcext:value-type="float">
            <text:p>841.399</text:p>
          </table:table-cell>
          <table:table-cell office:value-type="float" office:value="835058" calcext:value-type="float">
            <text:p>835.058</text:p>
          </table:table-cell>
          <table:table-cell table:number-columns-repeated="1634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06552" calcext:value-type="float">
            <text:p>606.552</text:p>
          </table:table-cell>
          <table:table-cell office:value-type="float" office:value="621184" calcext:value-type="float">
            <text:p>621.184</text:p>
          </table:table-cell>
          <table:table-cell office:value-type="float" office:value="656780" calcext:value-type="float">
            <text:p>656.780</text:p>
          </table:table-cell>
          <table:table-cell office:value-type="float" office:value="687594" calcext:value-type="float">
            <text:p>687.594</text:p>
          </table:table-cell>
          <table:table-cell office:value-type="float" office:value="726794" calcext:value-type="float">
            <text:p>726.794</text:p>
          </table:table-cell>
          <table:table-cell office:value-type="float" office:value="755431" calcext:value-type="float">
            <text:p>755.431</text:p>
          </table:table-cell>
          <table:table-cell office:value-type="float" office:value="802118" calcext:value-type="float">
            <text:p>802.118</text:p>
          </table:table-cell>
          <table:table-cell office:value-type="float" office:value="821756" calcext:value-type="float">
            <text:p>821.756</text:p>
          </table:table-cell>
          <table:table-cell office:value-type="float" office:value="839112" calcext:value-type="float">
            <text:p>839.112</text:p>
          </table:table-cell>
          <table:table-cell office:value-type="float" office:value="834602" calcext:value-type="float">
            <text:p>834.602</text:p>
          </table:table-cell>
          <table:table-cell office:value-type="float" office:value="827876" calcext:value-type="float">
            <text:p>827.876</text:p>
          </table:table-cell>
          <table:table-cell table:number-columns-repeated="1634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28229" calcext:value-type="float">
            <text:p>628.229</text:p>
          </table:table-cell>
          <table:table-cell office:value-type="float" office:value="659405" calcext:value-type="float">
            <text:p>659.405</text:p>
          </table:table-cell>
          <table:table-cell office:value-type="float" office:value="688019" calcext:value-type="float">
            <text:p>688.019</text:p>
          </table:table-cell>
          <table:table-cell office:value-type="float" office:value="724589" calcext:value-type="float">
            <text:p>724.589</text:p>
          </table:table-cell>
          <table:table-cell office:value-type="float" office:value="750305" calcext:value-type="float">
            <text:p>750.305</text:p>
          </table:table-cell>
          <table:table-cell office:value-type="float" office:value="791885" calcext:value-type="float">
            <text:p>791.885</text:p>
          </table:table-cell>
          <table:table-cell office:value-type="float" office:value="813898" calcext:value-type="float">
            <text:p>813.898</text:p>
          </table:table-cell>
          <table:table-cell office:value-type="float" office:value="836295" calcext:value-type="float">
            <text:p>836.295</text:p>
          </table:table-cell>
          <table:table-cell office:value-type="float" office:value="832656" calcext:value-type="float">
            <text:p>832.656</text:p>
          </table:table-cell>
          <table:table-cell office:value-type="float" office:value="827660" calcext:value-type="float">
            <text:p>827.660</text:p>
          </table:table-cell>
          <table:table-cell office:value-type="float" office:value="805522" calcext:value-type="float">
            <text:p>805.522</text:p>
          </table:table-cell>
          <table:table-cell table:number-columns-repeated="1634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65875" calcext:value-type="float">
            <text:p>665.875</text:p>
          </table:table-cell>
          <table:table-cell office:value-type="float" office:value="690712" calcext:value-type="float">
            <text:p>690.712</text:p>
          </table:table-cell>
          <table:table-cell office:value-type="float" office:value="724992" calcext:value-type="float">
            <text:p>724.992</text:p>
          </table:table-cell>
          <table:table-cell office:value-type="float" office:value="748009" calcext:value-type="float">
            <text:p>748.009</text:p>
          </table:table-cell>
          <table:table-cell office:value-type="float" office:value="786532" calcext:value-type="float">
            <text:p>786.532</text:p>
          </table:table-cell>
          <table:table-cell office:value-type="float" office:value="804384" calcext:value-type="float">
            <text:p>804.384</text:p>
          </table:table-cell>
          <table:table-cell office:value-type="float" office:value="828841" calcext:value-type="float">
            <text:p>828.841</text:p>
          </table:table-cell>
          <table:table-cell office:value-type="float" office:value="830179" calcext:value-type="float">
            <text:p>830.179</text:p>
          </table:table-cell>
          <table:table-cell office:value-type="float" office:value="826070" calcext:value-type="float">
            <text:p>826.070</text:p>
          </table:table-cell>
          <table:table-cell office:value-type="float" office:value="805443" calcext:value-type="float">
            <text:p>805.443</text:p>
          </table:table-cell>
          <table:table-cell office:value-type="float" office:value="801264" calcext:value-type="float">
            <text:p>801.264</text:p>
          </table:table-cell>
          <table:table-cell table:number-columns-repeated="1634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96761" calcext:value-type="float">
            <text:p>696.761</text:p>
          </table:table-cell>
          <table:table-cell office:value-type="float" office:value="726580" calcext:value-type="float">
            <text:p>726.580</text:p>
          </table:table-cell>
          <table:table-cell office:value-type="float" office:value="747805" calcext:value-type="float">
            <text:p>747.805</text:p>
          </table:table-cell>
          <table:table-cell office:value-type="float" office:value="784127" calcext:value-type="float">
            <text:p>784.127</text:p>
          </table:table-cell>
          <table:table-cell office:value-type="float" office:value="798979" calcext:value-type="float">
            <text:p>798.979</text:p>
          </table:table-cell>
          <table:table-cell office:value-type="float" office:value="819116" calcext:value-type="float">
            <text:p>819.116</text:p>
          </table:table-cell>
          <table:table-cell office:value-type="float" office:value="822880" calcext:value-type="float">
            <text:p>822.880</text:p>
          </table:table-cell>
          <table:table-cell office:value-type="float" office:value="823813" calcext:value-type="float">
            <text:p>823.813</text:p>
          </table:table-cell>
          <table:table-cell office:value-type="float" office:value="804343" calcext:value-type="float">
            <text:p>804.343</text:p>
          </table:table-cell>
          <table:table-cell office:value-type="float" office:value="801500" calcext:value-type="float">
            <text:p>801.500</text:p>
          </table:table-cell>
          <table:table-cell office:value-type="float" office:value="786314" calcext:value-type="float">
            <text:p>786.314</text:p>
          </table:table-cell>
          <table:table-cell table:number-columns-repeated="1634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32194" calcext:value-type="float">
            <text:p>732.194</text:p>
          </table:table-cell>
          <table:table-cell office:value-type="float" office:value="748835" calcext:value-type="float">
            <text:p>748.835</text:p>
          </table:table-cell>
          <table:table-cell office:value-type="float" office:value="783525" calcext:value-type="float">
            <text:p>783.525</text:p>
          </table:table-cell>
          <table:table-cell office:value-type="float" office:value="796430" calcext:value-type="float">
            <text:p>796.430</text:p>
          </table:table-cell>
          <table:table-cell office:value-type="float" office:value="814016" calcext:value-type="float">
            <text:p>814.016</text:p>
          </table:table-cell>
          <table:table-cell office:value-type="float" office:value="814128" calcext:value-type="float">
            <text:p>814.128</text:p>
          </table:table-cell>
          <table:table-cell office:value-type="float" office:value="817043" calcext:value-type="float">
            <text:p>817.043</text:p>
          </table:table-cell>
          <table:table-cell office:value-type="float" office:value="802219" calcext:value-type="float">
            <text:p>802.219</text:p>
          </table:table-cell>
          <table:table-cell office:value-type="float" office:value="800305" calcext:value-type="float">
            <text:p>800.305</text:p>
          </table:table-cell>
          <table:table-cell office:value-type="float" office:value="786488" calcext:value-type="float">
            <text:p>786.488</text:p>
          </table:table-cell>
          <table:table-cell office:value-type="float" office:value="777261" calcext:value-type="float">
            <text:p>777.261</text:p>
          </table:table-cell>
          <table:table-cell table:number-columns-repeated="1634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53390" calcext:value-type="float">
            <text:p>753.390</text:p>
          </table:table-cell>
          <table:table-cell office:value-type="float" office:value="784126" calcext:value-type="float">
            <text:p>784.126</text:p>
          </table:table-cell>
          <table:table-cell office:value-type="float" office:value="795438" calcext:value-type="float">
            <text:p>795.438</text:p>
          </table:table-cell>
          <table:table-cell office:value-type="float" office:value="811594" calcext:value-type="float">
            <text:p>811.594</text:p>
          </table:table-cell>
          <table:table-cell office:value-type="float" office:value="809157" calcext:value-type="float">
            <text:p>809.157</text:p>
          </table:table-cell>
          <table:table-cell office:value-type="float" office:value="808454" calcext:value-type="float">
            <text:p>808.454</text:p>
          </table:table-cell>
          <table:table-cell office:value-type="float" office:value="796048" calcext:value-type="float">
            <text:p>796.048</text:p>
          </table:table-cell>
          <table:table-cell office:value-type="float" office:value="798714" calcext:value-type="float">
            <text:p>798.714</text:p>
          </table:table-cell>
          <table:table-cell office:value-type="float" office:value="785994" calcext:value-type="float">
            <text:p>785.994</text:p>
          </table:table-cell>
          <table:table-cell office:value-type="float" office:value="777182" calcext:value-type="float">
            <text:p>777.182</text:p>
          </table:table-cell>
          <table:table-cell office:value-type="float" office:value="766951" calcext:value-type="float">
            <text:p>766.951</text:p>
          </table:table-cell>
          <table:table-cell table:number-columns-repeated="1634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87883" calcext:value-type="float">
            <text:p>787.883</text:p>
          </table:table-cell>
          <table:table-cell office:value-type="float" office:value="795672" calcext:value-type="float">
            <text:p>795.672</text:p>
          </table:table-cell>
          <table:table-cell office:value-type="float" office:value="810344" calcext:value-type="float">
            <text:p>810.344</text:p>
          </table:table-cell>
          <table:table-cell office:value-type="float" office:value="806257" calcext:value-type="float">
            <text:p>806.257</text:p>
          </table:table-cell>
          <table:table-cell office:value-type="float" office:value="803698" calcext:value-type="float">
            <text:p>803.698</text:p>
          </table:table-cell>
          <table:table-cell office:value-type="float" office:value="788408" calcext:value-type="float">
            <text:p>788.408</text:p>
          </table:table-cell>
          <table:table-cell office:value-type="float" office:value="792644" calcext:value-type="float">
            <text:p>792.644</text:p>
          </table:table-cell>
          <table:table-cell office:value-type="float" office:value="784673" calcext:value-type="float">
            <text:p>784.673</text:p>
          </table:table-cell>
          <table:table-cell office:value-type="float" office:value="776261" calcext:value-type="float">
            <text:p>776.261</text:p>
          </table:table-cell>
          <table:table-cell office:value-type="float" office:value="767256" calcext:value-type="float">
            <text:p>767.256</text:p>
          </table:table-cell>
          <table:table-cell office:value-type="float" office:value="761227" calcext:value-type="float">
            <text:p>761.227</text:p>
          </table:table-cell>
          <table:table-cell table:number-columns-repeated="1634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98635" calcext:value-type="float">
            <text:p>798.635</text:p>
          </table:table-cell>
          <table:table-cell office:value-type="float" office:value="810239" calcext:value-type="float">
            <text:p>810.239</text:p>
          </table:table-cell>
          <table:table-cell office:value-type="float" office:value="805001" calcext:value-type="float">
            <text:p>805.001</text:p>
          </table:table-cell>
          <table:table-cell office:value-type="float" office:value="800752" calcext:value-type="float">
            <text:p>800.752</text:p>
          </table:table-cell>
          <table:table-cell office:value-type="float" office:value="783654" calcext:value-type="float">
            <text:p>783.654</text:p>
          </table:table-cell>
          <table:table-cell office:value-type="float" office:value="784968" calcext:value-type="float">
            <text:p>784.968</text:p>
          </table:table-cell>
          <table:table-cell office:value-type="float" office:value="778576" calcext:value-type="float">
            <text:p>778.576</text:p>
          </table:table-cell>
          <table:table-cell office:value-type="float" office:value="774613" calcext:value-type="float">
            <text:p>774.613</text:p>
          </table:table-cell>
          <table:table-cell office:value-type="float" office:value="766630" calcext:value-type="float">
            <text:p>766.630</text:p>
          </table:table-cell>
          <table:table-cell office:value-type="float" office:value="761391" calcext:value-type="float">
            <text:p>761.391</text:p>
          </table:table-cell>
          <table:table-cell office:value-type="float" office:value="762945" calcext:value-type="float">
            <text:p>762.945</text:p>
          </table:table-cell>
          <table:table-cell table:number-columns-repeated="1634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12759" calcext:value-type="float">
            <text:p>812.759</text:p>
          </table:table-cell>
          <table:table-cell office:value-type="float" office:value="804505" calcext:value-type="float">
            <text:p>804.505</text:p>
          </table:table-cell>
          <table:table-cell office:value-type="float" office:value="799428" calcext:value-type="float">
            <text:p>799.428</text:p>
          </table:table-cell>
          <table:table-cell office:value-type="float" office:value="780892" calcext:value-type="float">
            <text:p>780.892</text:p>
          </table:table-cell>
          <table:table-cell office:value-type="float" office:value="780482" calcext:value-type="float">
            <text:p>780.482</text:p>
          </table:table-cell>
          <table:table-cell office:value-type="float" office:value="771090" calcext:value-type="float">
            <text:p>771.090</text:p>
          </table:table-cell>
          <table:table-cell office:value-type="float" office:value="768431" calcext:value-type="float">
            <text:p>768.431</text:p>
          </table:table-cell>
          <table:table-cell office:value-type="float" office:value="765406" calcext:value-type="float">
            <text:p>765.406</text:p>
          </table:table-cell>
          <table:table-cell office:value-type="float" office:value="760698" calcext:value-type="float">
            <text:p>760.698</text:p>
          </table:table-cell>
          <table:table-cell office:value-type="float" office:value="763192" calcext:value-type="float">
            <text:p>763.192</text:p>
          </table:table-cell>
          <table:table-cell office:value-type="float" office:value="742486" calcext:value-type="float">
            <text:p>742.486</text:p>
          </table:table-cell>
          <table:table-cell table:number-columns-repeated="1634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06577" calcext:value-type="float">
            <text:p>806.577</text:p>
          </table:table-cell>
          <table:table-cell office:value-type="float" office:value="799068" calcext:value-type="float">
            <text:p>799.068</text:p>
          </table:table-cell>
          <table:table-cell office:value-type="float" office:value="779370" calcext:value-type="float">
            <text:p>779.370</text:p>
          </table:table-cell>
          <table:table-cell office:value-type="float" office:value="777541" calcext:value-type="float">
            <text:p>777.541</text:p>
          </table:table-cell>
          <table:table-cell office:value-type="float" office:value="767018" calcext:value-type="float">
            <text:p>767.018</text:p>
          </table:table-cell>
          <table:table-cell office:value-type="float" office:value="761255" calcext:value-type="float">
            <text:p>761.255</text:p>
          </table:table-cell>
          <table:table-cell office:value-type="float" office:value="760295" calcext:value-type="float">
            <text:p>760.295</text:p>
          </table:table-cell>
          <table:table-cell office:value-type="float" office:value="759411" calcext:value-type="float">
            <text:p>759.411</text:p>
          </table:table-cell>
          <table:table-cell office:value-type="float" office:value="762814" calcext:value-type="float">
            <text:p>762.814</text:p>
          </table:table-cell>
          <table:table-cell office:value-type="float" office:value="742499" calcext:value-type="float">
            <text:p>742.499</text:p>
          </table:table-cell>
          <table:table-cell office:value-type="float" office:value="736507" calcext:value-type="float">
            <text:p>736.507</text:p>
          </table:table-cell>
          <table:table-cell table:number-columns-repeated="1634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01065" calcext:value-type="float">
            <text:p>801.065</text:p>
          </table:table-cell>
          <table:table-cell office:value-type="float" office:value="778765" calcext:value-type="float">
            <text:p>778.765</text:p>
          </table:table-cell>
          <table:table-cell office:value-type="float" office:value="776128" calcext:value-type="float">
            <text:p>776.128</text:p>
          </table:table-cell>
          <table:table-cell office:value-type="float" office:value="764513" calcext:value-type="float">
            <text:p>764.513</text:p>
          </table:table-cell>
          <table:table-cell office:value-type="float" office:value="757054" calcext:value-type="float">
            <text:p>757.054</text:p>
          </table:table-cell>
          <table:table-cell office:value-type="float" office:value="753596" calcext:value-type="float">
            <text:p>753.596</text:p>
          </table:table-cell>
          <table:table-cell office:value-type="float" office:value="754065" calcext:value-type="float">
            <text:p>754.065</text:p>
          </table:table-cell>
          <table:table-cell office:value-type="float" office:value="761985" calcext:value-type="float">
            <text:p>761.985</text:p>
          </table:table-cell>
          <table:table-cell office:value-type="float" office:value="741819" calcext:value-type="float">
            <text:p>741.819</text:p>
          </table:table-cell>
          <table:table-cell office:value-type="float" office:value="736719" calcext:value-type="float">
            <text:p>736.719</text:p>
          </table:table-cell>
          <table:table-cell office:value-type="float" office:value="745555" calcext:value-type="float">
            <text:p>745.555</text:p>
          </table:table-cell>
          <table:table-cell table:number-columns-repeated="1634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80336" calcext:value-type="float">
            <text:p>780.336</text:p>
          </table:table-cell>
          <table:table-cell office:value-type="float" office:value="775268" calcext:value-type="float">
            <text:p>775.268</text:p>
          </table:table-cell>
          <table:table-cell office:value-type="float" office:value="763035" calcext:value-type="float">
            <text:p>763.035</text:p>
          </table:table-cell>
          <table:table-cell office:value-type="float" office:value="754484" calcext:value-type="float">
            <text:p>754.484</text:p>
          </table:table-cell>
          <table:table-cell office:value-type="float" office:value="749441" calcext:value-type="float">
            <text:p>749.441</text:p>
          </table:table-cell>
          <table:table-cell office:value-type="float" office:value="747320" calcext:value-type="float">
            <text:p>747.320</text:p>
          </table:table-cell>
          <table:table-cell office:value-type="float" office:value="757006" calcext:value-type="float">
            <text:p>757.006</text:p>
          </table:table-cell>
          <table:table-cell office:value-type="float" office:value="741083" calcext:value-type="float">
            <text:p>741.083</text:p>
          </table:table-cell>
          <table:table-cell office:value-type="float" office:value="736245" calcext:value-type="float">
            <text:p>736.245</text:p>
          </table:table-cell>
          <table:table-cell office:value-type="float" office:value="745554" calcext:value-type="float">
            <text:p>745.554</text:p>
          </table:table-cell>
          <table:table-cell office:value-type="float" office:value="709317" calcext:value-type="float">
            <text:p>709.317</text:p>
          </table:table-cell>
          <table:table-cell table:number-columns-repeated="1634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76698" calcext:value-type="float">
            <text:p>776.698</text:p>
          </table:table-cell>
          <table:table-cell office:value-type="float" office:value="762289" calcext:value-type="float">
            <text:p>762.289</text:p>
          </table:table-cell>
          <table:table-cell office:value-type="float" office:value="752921" calcext:value-type="float">
            <text:p>752.921</text:p>
          </table:table-cell>
          <table:table-cell office:value-type="float" office:value="746699" calcext:value-type="float">
            <text:p>746.699</text:p>
          </table:table-cell>
          <table:table-cell office:value-type="float" office:value="743405" calcext:value-type="float">
            <text:p>743.405</text:p>
          </table:table-cell>
          <table:table-cell office:value-type="float" office:value="750888" calcext:value-type="float">
            <text:p>750.888</text:p>
          </table:table-cell>
          <table:table-cell office:value-type="float" office:value="736508" calcext:value-type="float">
            <text:p>736.508</text:p>
          </table:table-cell>
          <table:table-cell office:value-type="float" office:value="735175" calcext:value-type="float">
            <text:p>735.175</text:p>
          </table:table-cell>
          <table:table-cell office:value-type="float" office:value="744772" calcext:value-type="float">
            <text:p>744.772</text:p>
          </table:table-cell>
          <table:table-cell office:value-type="float" office:value="709163" calcext:value-type="float">
            <text:p>709.163</text:p>
          </table:table-cell>
          <table:table-cell office:value-type="float" office:value="685698" calcext:value-type="float">
            <text:p>685.698</text:p>
          </table:table-cell>
          <table:table-cell table:number-columns-repeated="1634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52916" calcext:value-type="float">
            <text:p>752.916</text:p>
          </table:table-cell>
          <table:table-cell office:value-type="float" office:value="743479" calcext:value-type="float">
            <text:p>743.479</text:p>
          </table:table-cell>
          <table:table-cell office:value-type="float" office:value="738825" calcext:value-type="float">
            <text:p>738.825</text:p>
          </table:table-cell>
          <table:table-cell office:value-type="float" office:value="744500" calcext:value-type="float">
            <text:p>744.500</text:p>
          </table:table-cell>
          <table:table-cell office:value-type="float" office:value="727431" calcext:value-type="float">
            <text:p>727.431</text:p>
          </table:table-cell>
          <table:table-cell office:value-type="float" office:value="725023" calcext:value-type="float">
            <text:p>725.023</text:p>
          </table:table-cell>
          <table:table-cell office:value-type="float" office:value="739444" calcext:value-type="float">
            <text:p>739.444</text:p>
          </table:table-cell>
          <table:table-cell office:value-type="float" office:value="707417" calcext:value-type="float">
            <text:p>707.417</text:p>
          </table:table-cell>
          <table:table-cell office:value-type="float" office:value="684501" calcext:value-type="float">
            <text:p>684.501</text:p>
          </table:table-cell>
          <table:table-cell office:value-type="float" office:value="668402" calcext:value-type="float">
            <text:p>668.402</text:p>
          </table:table-cell>
          <table:table-cell office:value-type="float" office:value="672438" calcext:value-type="float">
            <text:p>672.438</text:p>
          </table:table-cell>
          <table:table-cell table:number-columns-repeated="1634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44070" calcext:value-type="float">
            <text:p>744.070</text:p>
          </table:table-cell>
          <table:table-cell office:value-type="float" office:value="737234" calcext:value-type="float">
            <text:p>737.234</text:p>
          </table:table-cell>
          <table:table-cell office:value-type="float" office:value="742650" calcext:value-type="float">
            <text:p>742.650</text:p>
          </table:table-cell>
          <table:table-cell office:value-type="float" office:value="725186" calcext:value-type="float">
            <text:p>725.186</text:p>
          </table:table-cell>
          <table:table-cell office:value-type="float" office:value="721450" calcext:value-type="float">
            <text:p>721.450</text:p>
          </table:table-cell>
          <table:table-cell office:value-type="float" office:value="734100" calcext:value-type="float">
            <text:p>734.100</text:p>
          </table:table-cell>
          <table:table-cell office:value-type="float" office:value="703335" calcext:value-type="float">
            <text:p>703.335</text:p>
          </table:table-cell>
          <table:table-cell office:value-type="float" office:value="683535" calcext:value-type="float">
            <text:p>683.535</text:p>
          </table:table-cell>
          <table:table-cell office:value-type="float" office:value="667591" calcext:value-type="float">
            <text:p>667.591</text:p>
          </table:table-cell>
          <table:table-cell office:value-type="float" office:value="671725" calcext:value-type="float">
            <text:p>671.725</text:p>
          </table:table-cell>
          <table:table-cell office:value-type="float" office:value="653314" calcext:value-type="float">
            <text:p>653.314</text:p>
          </table:table-cell>
          <table:table-cell table:number-columns-repeated="1634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37504" calcext:value-type="float">
            <text:p>737.504</text:p>
          </table:table-cell>
          <table:table-cell office:value-type="float" office:value="741057" calcext:value-type="float">
            <text:p>741.057</text:p>
          </table:table-cell>
          <table:table-cell office:value-type="float" office:value="723398" calcext:value-type="float">
            <text:p>723.398</text:p>
          </table:table-cell>
          <table:table-cell office:value-type="float" office:value="718913" calcext:value-type="float">
            <text:p>718.913</text:p>
          </table:table-cell>
          <table:table-cell office:value-type="float" office:value="730277" calcext:value-type="float">
            <text:p>730.277</text:p>
          </table:table-cell>
          <table:table-cell office:value-type="float" office:value="697909" calcext:value-type="float">
            <text:p>697.909</text:p>
          </table:table-cell>
          <table:table-cell office:value-type="float" office:value="679250" calcext:value-type="float">
            <text:p>679.250</text:p>
          </table:table-cell>
          <table:table-cell office:value-type="float" office:value="666360" calcext:value-type="float">
            <text:p>666.360</text:p>
          </table:table-cell>
          <table:table-cell office:value-type="float" office:value="670579" calcext:value-type="float">
            <text:p>670.579</text:p>
          </table:table-cell>
          <table:table-cell office:value-type="float" office:value="652384" calcext:value-type="float">
            <text:p>652.384</text:p>
          </table:table-cell>
          <table:table-cell office:value-type="float" office:value="638318" calcext:value-type="float">
            <text:p>638.318</text:p>
          </table:table-cell>
          <table:table-cell table:number-columns-repeated="1634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41160" calcext:value-type="float">
            <text:p>741.160</text:p>
          </table:table-cell>
          <table:table-cell office:value-type="float" office:value="721949" calcext:value-type="float">
            <text:p>721.949</text:p>
          </table:table-cell>
          <table:table-cell office:value-type="float" office:value="716994" calcext:value-type="float">
            <text:p>716.994</text:p>
          </table:table-cell>
          <table:table-cell office:value-type="float" office:value="727569" calcext:value-type="float">
            <text:p>727.569</text:p>
          </table:table-cell>
          <table:table-cell office:value-type="float" office:value="694207" calcext:value-type="float">
            <text:p>694.207</text:p>
          </table:table-cell>
          <table:table-cell office:value-type="float" office:value="674249" calcext:value-type="float">
            <text:p>674.249</text:p>
          </table:table-cell>
          <table:table-cell office:value-type="float" office:value="662424" calcext:value-type="float">
            <text:p>662.424</text:p>
          </table:table-cell>
          <table:table-cell office:value-type="float" office:value="669301" calcext:value-type="float">
            <text:p>669.301</text:p>
          </table:table-cell>
          <table:table-cell office:value-type="float" office:value="651359" calcext:value-type="float">
            <text:p>651.359</text:p>
          </table:table-cell>
          <table:table-cell office:value-type="float" office:value="637506" calcext:value-type="float">
            <text:p>637.506</text:p>
          </table:table-cell>
          <table:table-cell office:value-type="float" office:value="621674" calcext:value-type="float">
            <text:p>621.674</text:p>
          </table:table-cell>
          <table:table-cell table:number-columns-repeated="1634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21775" calcext:value-type="float">
            <text:p>721.775</text:p>
          </table:table-cell>
          <table:table-cell office:value-type="float" office:value="715306" calcext:value-type="float">
            <text:p>715.306</text:p>
          </table:table-cell>
          <table:table-cell office:value-type="float" office:value="725363" calcext:value-type="float">
            <text:p>725.363</text:p>
          </table:table-cell>
          <table:table-cell office:value-type="float" office:value="691357" calcext:value-type="float">
            <text:p>691.357</text:p>
          </table:table-cell>
          <table:table-cell office:value-type="float" office:value="670662" calcext:value-type="float">
            <text:p>670.662</text:p>
          </table:table-cell>
          <table:table-cell office:value-type="float" office:value="657770" calcext:value-type="float">
            <text:p>657.770</text:p>
          </table:table-cell>
          <table:table-cell office:value-type="float" office:value="665100" calcext:value-type="float">
            <text:p>665.100</text:p>
          </table:table-cell>
          <table:table-cell office:value-type="float" office:value="650102" calcext:value-type="float">
            <text:p>650.102</text:p>
          </table:table-cell>
          <table:table-cell office:value-type="float" office:value="636129" calcext:value-type="float">
            <text:p>636.129</text:p>
          </table:table-cell>
          <table:table-cell office:value-type="float" office:value="620661" calcext:value-type="float">
            <text:p>620.661</text:p>
          </table:table-cell>
          <table:table-cell office:value-type="float" office:value="579827" calcext:value-type="float">
            <text:p>579.827</text:p>
          </table:table-cell>
          <table:table-cell table:number-columns-repeated="1634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14836" calcext:value-type="float">
            <text:p>714.836</text:p>
          </table:table-cell>
          <table:table-cell office:value-type="float" office:value="723509" calcext:value-type="float">
            <text:p>723.509</text:p>
          </table:table-cell>
          <table:table-cell office:value-type="float" office:value="689099" calcext:value-type="float">
            <text:p>689.099</text:p>
          </table:table-cell>
          <table:table-cell office:value-type="float" office:value="667960" calcext:value-type="float">
            <text:p>667.960</text:p>
          </table:table-cell>
          <table:table-cell office:value-type="float" office:value="654124" calcext:value-type="float">
            <text:p>654.124</text:p>
          </table:table-cell>
          <table:table-cell office:value-type="float" office:value="659853" calcext:value-type="float">
            <text:p>659.853</text:p>
          </table:table-cell>
          <table:table-cell office:value-type="float" office:value="645880" calcext:value-type="float">
            <text:p>645.880</text:p>
          </table:table-cell>
          <table:table-cell office:value-type="float" office:value="634651" calcext:value-type="float">
            <text:p>634.651</text:p>
          </table:table-cell>
          <table:table-cell office:value-type="float" office:value="619243" calcext:value-type="float">
            <text:p>619.243</text:p>
          </table:table-cell>
          <table:table-cell office:value-type="float" office:value="578688" calcext:value-type="float">
            <text:p>578.688</text:p>
          </table:table-cell>
          <table:table-cell office:value-type="float" office:value="561978" calcext:value-type="float">
            <text:p>561.978</text:p>
          </table:table-cell>
          <table:table-cell table:number-columns-repeated="1634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22747" calcext:value-type="float">
            <text:p>722.747</text:p>
          </table:table-cell>
          <table:table-cell office:value-type="float" office:value="687291" calcext:value-type="float">
            <text:p>687.291</text:p>
          </table:table-cell>
          <table:table-cell office:value-type="float" office:value="665555" calcext:value-type="float">
            <text:p>665.555</text:p>
          </table:table-cell>
          <table:table-cell office:value-type="float" office:value="651183" calcext:value-type="float">
            <text:p>651.183</text:p>
          </table:table-cell>
          <table:table-cell office:value-type="float" office:value="656081" calcext:value-type="float">
            <text:p>656.081</text:p>
          </table:table-cell>
          <table:table-cell office:value-type="float" office:value="640959" calcext:value-type="float">
            <text:p>640.959</text:p>
          </table:table-cell>
          <table:table-cell office:value-type="float" office:value="630631" calcext:value-type="float">
            <text:p>630.631</text:p>
          </table:table-cell>
          <table:table-cell office:value-type="float" office:value="617873" calcext:value-type="float">
            <text:p>617.873</text:p>
          </table:table-cell>
          <table:table-cell office:value-type="float" office:value="577214" calcext:value-type="float">
            <text:p>577.214</text:p>
          </table:table-cell>
          <table:table-cell office:value-type="float" office:value="560715" calcext:value-type="float">
            <text:p>560.715</text:p>
          </table:table-cell>
          <table:table-cell office:value-type="float" office:value="535368" calcext:value-type="float">
            <text:p>535.368</text:p>
          </table:table-cell>
          <table:table-cell table:number-columns-repeated="1634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86295" calcext:value-type="float">
            <text:p>686.295</text:p>
          </table:table-cell>
          <table:table-cell office:value-type="float" office:value="663428" calcext:value-type="float">
            <text:p>663.428</text:p>
          </table:table-cell>
          <table:table-cell office:value-type="float" office:value="648740" calcext:value-type="float">
            <text:p>648.740</text:p>
          </table:table-cell>
          <table:table-cell office:value-type="float" office:value="653147" calcext:value-type="float">
            <text:p>653.147</text:p>
          </table:table-cell>
          <table:table-cell office:value-type="float" office:value="637181" calcext:value-type="float">
            <text:p>637.181</text:p>
          </table:table-cell>
          <table:table-cell office:value-type="float" office:value="625936" calcext:value-type="float">
            <text:p>625.936</text:p>
          </table:table-cell>
          <table:table-cell office:value-type="float" office:value="613892" calcext:value-type="float">
            <text:p>613.892</text:p>
          </table:table-cell>
          <table:table-cell office:value-type="float" office:value="575606" calcext:value-type="float">
            <text:p>575.606</text:p>
          </table:table-cell>
          <table:table-cell office:value-type="float" office:value="559147" calcext:value-type="float">
            <text:p>559.147</text:p>
          </table:table-cell>
          <table:table-cell office:value-type="float" office:value="534068" calcext:value-type="float">
            <text:p>534.068</text:p>
          </table:table-cell>
          <table:table-cell office:value-type="float" office:value="535194" calcext:value-type="float">
            <text:p>535.194</text:p>
          </table:table-cell>
          <table:table-cell table:number-columns-repeated="1634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62503" calcext:value-type="float">
            <text:p>662.503</text:p>
          </table:table-cell>
          <table:table-cell office:value-type="float" office:value="646550" calcext:value-type="float">
            <text:p>646.550</text:p>
          </table:table-cell>
          <table:table-cell office:value-type="float" office:value="650663" calcext:value-type="float">
            <text:p>650.663</text:p>
          </table:table-cell>
          <table:table-cell office:value-type="float" office:value="634079" calcext:value-type="float">
            <text:p>634.079</text:p>
          </table:table-cell>
          <table:table-cell office:value-type="float" office:value="622044" calcext:value-type="float">
            <text:p>622.044</text:p>
          </table:table-cell>
          <table:table-cell office:value-type="float" office:value="609084" calcext:value-type="float">
            <text:p>609.084</text:p>
          </table:table-cell>
          <table:table-cell office:value-type="float" office:value="571842" calcext:value-type="float">
            <text:p>571.842</text:p>
          </table:table-cell>
          <table:table-cell office:value-type="float" office:value="557616" calcext:value-type="float">
            <text:p>557.616</text:p>
          </table:table-cell>
          <table:table-cell office:value-type="float" office:value="532478" calcext:value-type="float">
            <text:p>532.478</text:p>
          </table:table-cell>
          <table:table-cell office:value-type="float" office:value="533599" calcext:value-type="float">
            <text:p>533.599</text:p>
          </table:table-cell>
          <table:table-cell office:value-type="float" office:value="532327" calcext:value-type="float">
            <text:p>532.327</text:p>
          </table:table-cell>
          <table:table-cell table:number-columns-repeated="1634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45244" calcext:value-type="float">
            <text:p>645.244</text:p>
          </table:table-cell>
          <table:table-cell office:value-type="float" office:value="648031" calcext:value-type="float">
            <text:p>648.031</text:p>
          </table:table-cell>
          <table:table-cell office:value-type="float" office:value="631286" calcext:value-type="float">
            <text:p>631.286</text:p>
          </table:table-cell>
          <table:table-cell office:value-type="float" office:value="618772" calcext:value-type="float">
            <text:p>618.772</text:p>
          </table:table-cell>
          <table:table-cell office:value-type="float" office:value="605170" calcext:value-type="float">
            <text:p>605.170</text:p>
          </table:table-cell>
          <table:table-cell office:value-type="float" office:value="567512" calcext:value-type="float">
            <text:p>567.512</text:p>
          </table:table-cell>
          <table:table-cell office:value-type="float" office:value="553631" calcext:value-type="float">
            <text:p>553.631</text:p>
          </table:table-cell>
          <table:table-cell office:value-type="float" office:value="530778" calcext:value-type="float">
            <text:p>530.778</text:p>
          </table:table-cell>
          <table:table-cell office:value-type="float" office:value="531777" calcext:value-type="float">
            <text:p>531.777</text:p>
          </table:table-cell>
          <table:table-cell office:value-type="float" office:value="530694" calcext:value-type="float">
            <text:p>530.694</text:p>
          </table:table-cell>
          <table:table-cell office:value-type="float" office:value="497197" calcext:value-type="float">
            <text:p>497.197</text:p>
          </table:table-cell>
          <table:table-cell table:number-columns-repeated="1634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46367" calcext:value-type="float">
            <text:p>646.367</text:p>
          </table:table-cell>
          <table:table-cell office:value-type="float" office:value="628565" calcext:value-type="float">
            <text:p>628.565</text:p>
          </table:table-cell>
          <table:table-cell office:value-type="float" office:value="615994" calcext:value-type="float">
            <text:p>615.994</text:p>
          </table:table-cell>
          <table:table-cell office:value-type="float" office:value="601822" calcext:value-type="float">
            <text:p>601.822</text:p>
          </table:table-cell>
          <table:table-cell office:value-type="float" office:value="563943" calcext:value-type="float">
            <text:p>563.943</text:p>
          </table:table-cell>
          <table:table-cell office:value-type="float" office:value="549290" calcext:value-type="float">
            <text:p>549.290</text:p>
          </table:table-cell>
          <table:table-cell office:value-type="float" office:value="527146" calcext:value-type="float">
            <text:p>527.146</text:p>
          </table:table-cell>
          <table:table-cell office:value-type="float" office:value="530113" calcext:value-type="float">
            <text:p>530.113</text:p>
          </table:table-cell>
          <table:table-cell office:value-type="float" office:value="528632" calcext:value-type="float">
            <text:p>528.632</text:p>
          </table:table-cell>
          <table:table-cell office:value-type="float" office:value="495616" calcext:value-type="float">
            <text:p>495.616</text:p>
          </table:table-cell>
          <table:table-cell office:value-type="float" office:value="486039" calcext:value-type="float">
            <text:p>486.039</text:p>
          </table:table-cell>
          <table:table-cell table:number-columns-repeated="1634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26709" calcext:value-type="float">
            <text:p>626.709</text:p>
          </table:table-cell>
          <table:table-cell office:value-type="float" office:value="613057" calcext:value-type="float">
            <text:p>613.057</text:p>
          </table:table-cell>
          <table:table-cell office:value-type="float" office:value="599054" calcext:value-type="float">
            <text:p>599.054</text:p>
          </table:table-cell>
          <table:table-cell office:value-type="float" office:value="560357" calcext:value-type="float">
            <text:p>560.357</text:p>
          </table:table-cell>
          <table:table-cell office:value-type="float" office:value="545630" calcext:value-type="float">
            <text:p>545.630</text:p>
          </table:table-cell>
          <table:table-cell office:value-type="float" office:value="522788" calcext:value-type="float">
            <text:p>522.788</text:p>
          </table:table-cell>
          <table:table-cell office:value-type="float" office:value="526530" calcext:value-type="float">
            <text:p>526.530</text:p>
          </table:table-cell>
          <table:table-cell office:value-type="float" office:value="526710" calcext:value-type="float">
            <text:p>526.710</text:p>
          </table:table-cell>
          <table:table-cell office:value-type="float" office:value="493856" calcext:value-type="float">
            <text:p>493.856</text:p>
          </table:table-cell>
          <table:table-cell office:value-type="float" office:value="484247" calcext:value-type="float">
            <text:p>484.247</text:p>
          </table:table-cell>
          <table:table-cell office:value-type="float" office:value="504290" calcext:value-type="float">
            <text:p>504.290</text:p>
          </table:table-cell>
          <table:table-cell table:number-columns-repeated="1634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10903" calcext:value-type="float">
            <text:p>610.903</text:p>
          </table:table-cell>
          <table:table-cell office:value-type="float" office:value="596331" calcext:value-type="float">
            <text:p>596.331</text:p>
          </table:table-cell>
          <table:table-cell office:value-type="float" office:value="557452" calcext:value-type="float">
            <text:p>557.452</text:p>
          </table:table-cell>
          <table:table-cell office:value-type="float" office:value="542289" calcext:value-type="float">
            <text:p>542.289</text:p>
          </table:table-cell>
          <table:table-cell office:value-type="float" office:value="519178" calcext:value-type="float">
            <text:p>519.178</text:p>
          </table:table-cell>
          <table:table-cell office:value-type="float" office:value="522233" calcext:value-type="float">
            <text:p>522.233</text:p>
          </table:table-cell>
          <table:table-cell office:value-type="float" office:value="523164" calcext:value-type="float">
            <text:p>523.164</text:p>
          </table:table-cell>
          <table:table-cell office:value-type="float" office:value="492123" calcext:value-type="float">
            <text:p>492.123</text:p>
          </table:table-cell>
          <table:table-cell office:value-type="float" office:value="482307" calcext:value-type="float">
            <text:p>482.307</text:p>
          </table:table-cell>
          <table:table-cell office:value-type="float" office:value="502562" calcext:value-type="float">
            <text:p>502.562</text:p>
          </table:table-cell>
          <table:table-cell office:value-type="float" office:value="527523" calcext:value-type="float">
            <text:p>527.523</text:p>
          </table:table-cell>
          <table:table-cell table:number-columns-repeated="1634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4260" calcext:value-type="float">
            <text:p>594.260</text:p>
          </table:table-cell>
          <table:table-cell office:value-type="float" office:value="554650" calcext:value-type="float">
            <text:p>554.650</text:p>
          </table:table-cell>
          <table:table-cell office:value-type="float" office:value="539393" calcext:value-type="float">
            <text:p>539.393</text:p>
          </table:table-cell>
          <table:table-cell office:value-type="float" office:value="515848" calcext:value-type="float">
            <text:p>515.848</text:p>
          </table:table-cell>
          <table:table-cell office:value-type="float" office:value="518778" calcext:value-type="float">
            <text:p>518.778</text:p>
          </table:table-cell>
          <table:table-cell office:value-type="float" office:value="518944" calcext:value-type="float">
            <text:p>518.944</text:p>
          </table:table-cell>
          <table:table-cell office:value-type="float" office:value="488730" calcext:value-type="float">
            <text:p>488.730</text:p>
          </table:table-cell>
          <table:table-cell office:value-type="float" office:value="480468" calcext:value-type="float">
            <text:p>480.468</text:p>
          </table:table-cell>
          <table:table-cell office:value-type="float" office:value="500564" calcext:value-type="float">
            <text:p>500.564</text:p>
          </table:table-cell>
          <table:table-cell office:value-type="float" office:value="525738" calcext:value-type="float">
            <text:p>525.738</text:p>
          </table:table-cell>
          <table:table-cell office:value-type="float" office:value="482137" calcext:value-type="float">
            <text:p>482.137</text:p>
          </table:table-cell>
          <table:table-cell table:number-columns-repeated="1634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52321" calcext:value-type="float">
            <text:p>552.321</text:p>
          </table:table-cell>
          <table:table-cell office:value-type="float" office:value="536606" calcext:value-type="float">
            <text:p>536.606</text:p>
          </table:table-cell>
          <table:table-cell office:value-type="float" office:value="512880" calcext:value-type="float">
            <text:p>512.880</text:p>
          </table:table-cell>
          <table:table-cell office:value-type="float" office:value="515367" calcext:value-type="float">
            <text:p>515.367</text:p>
          </table:table-cell>
          <table:table-cell office:value-type="float" office:value="515134" calcext:value-type="float">
            <text:p>515.134</text:p>
          </table:table-cell>
          <table:table-cell office:value-type="float" office:value="484697" calcext:value-type="float">
            <text:p>484.697</text:p>
          </table:table-cell>
          <table:table-cell office:value-type="float" office:value="476895" calcext:value-type="float">
            <text:p>476.895</text:p>
          </table:table-cell>
          <table:table-cell office:value-type="float" office:value="498624" calcext:value-type="float">
            <text:p>498.624</text:p>
          </table:table-cell>
          <table:table-cell office:value-type="float" office:value="523413" calcext:value-type="float">
            <text:p>523.413</text:p>
          </table:table-cell>
          <table:table-cell office:value-type="float" office:value="480070" calcext:value-type="float">
            <text:p>480.070</text:p>
          </table:table-cell>
          <table:table-cell office:value-type="float" office:value="460692" calcext:value-type="float">
            <text:p>460.692</text:p>
          </table:table-cell>
          <table:table-cell table:number-columns-repeated="1634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34078" calcext:value-type="float">
            <text:p>534.078</text:p>
          </table:table-cell>
          <table:table-cell office:value-type="float" office:value="509893" calcext:value-type="float">
            <text:p>509.893</text:p>
          </table:table-cell>
          <table:table-cell office:value-type="float" office:value="512187" calcext:value-type="float">
            <text:p>512.187</text:p>
          </table:table-cell>
          <table:table-cell office:value-type="float" office:value="511494" calcext:value-type="float">
            <text:p>511.494</text:p>
          </table:table-cell>
          <table:table-cell office:value-type="float" office:value="481086" calcext:value-type="float">
            <text:p>481.086</text:p>
          </table:table-cell>
          <table:table-cell office:value-type="float" office:value="472834" calcext:value-type="float">
            <text:p>472.834</text:p>
          </table:table-cell>
          <table:table-cell office:value-type="float" office:value="494698" calcext:value-type="float">
            <text:p>494.698</text:p>
          </table:table-cell>
          <table:table-cell office:value-type="float" office:value="520838" calcext:value-type="float">
            <text:p>520.838</text:p>
          </table:table-cell>
          <table:table-cell office:value-type="float" office:value="477697" calcext:value-type="float">
            <text:p>477.697</text:p>
          </table:table-cell>
          <table:table-cell office:value-type="float" office:value="458354" calcext:value-type="float">
            <text:p>458.354</text:p>
          </table:table-cell>
          <table:table-cell office:value-type="float" office:value="481258" calcext:value-type="float">
            <text:p>481.258</text:p>
          </table:table-cell>
          <table:table-cell table:number-columns-repeated="1634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7173" calcext:value-type="float">
            <text:p>507.173</text:p>
          </table:table-cell>
          <table:table-cell office:value-type="float" office:value="508991" calcext:value-type="float">
            <text:p>508.991</text:p>
          </table:table-cell>
          <table:table-cell office:value-type="float" office:value="507896" calcext:value-type="float">
            <text:p>507.896</text:p>
          </table:table-cell>
          <table:table-cell office:value-type="float" office:value="477779" calcext:value-type="float">
            <text:p>477.779</text:p>
          </table:table-cell>
          <table:table-cell office:value-type="float" office:value="469041" calcext:value-type="float">
            <text:p>469.041</text:p>
          </table:table-cell>
          <table:table-cell office:value-type="float" office:value="490174" calcext:value-type="float">
            <text:p>490.174</text:p>
          </table:table-cell>
          <table:table-cell office:value-type="float" office:value="516723" calcext:value-type="float">
            <text:p>516.723</text:p>
          </table:table-cell>
          <table:table-cell office:value-type="float" office:value="475190" calcext:value-type="float">
            <text:p>475.190</text:p>
          </table:table-cell>
          <table:table-cell office:value-type="float" office:value="455808" calcext:value-type="float">
            <text:p>455.808</text:p>
          </table:table-cell>
          <table:table-cell office:value-type="float" office:value="478523" calcext:value-type="float">
            <text:p>478.523</text:p>
          </table:table-cell>
          <table:table-cell office:value-type="float" office:value="457591" calcext:value-type="float">
            <text:p>457.591</text:p>
          </table:table-cell>
          <table:table-cell table:number-columns-repeated="1634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6173" calcext:value-type="float">
            <text:p>506.173</text:p>
          </table:table-cell>
          <table:table-cell office:value-type="float" office:value="504613" calcext:value-type="float">
            <text:p>504.613</text:p>
          </table:table-cell>
          <table:table-cell office:value-type="float" office:value="474413" calcext:value-type="float">
            <text:p>474.413</text:p>
          </table:table-cell>
          <table:table-cell office:value-type="float" office:value="465526" calcext:value-type="float">
            <text:p>465.526</text:p>
          </table:table-cell>
          <table:table-cell office:value-type="float" office:value="486035" calcext:value-type="float">
            <text:p>486.035</text:p>
          </table:table-cell>
          <table:table-cell office:value-type="float" office:value="511996" calcext:value-type="float">
            <text:p>511.996</text:p>
          </table:table-cell>
          <table:table-cell office:value-type="float" office:value="471497" calcext:value-type="float">
            <text:p>471.497</text:p>
          </table:table-cell>
          <table:table-cell office:value-type="float" office:value="453243" calcext:value-type="float">
            <text:p>453.243</text:p>
          </table:table-cell>
          <table:table-cell office:value-type="float" office:value="475734" calcext:value-type="float">
            <text:p>475.734</text:p>
          </table:table-cell>
          <table:table-cell office:value-type="float" office:value="455037" calcext:value-type="float">
            <text:p>455.037</text:p>
          </table:table-cell>
          <table:table-cell office:value-type="float" office:value="450432" calcext:value-type="float">
            <text:p>450.432</text:p>
          </table:table-cell>
          <table:table-cell table:number-columns-repeated="1634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1520" calcext:value-type="float">
            <text:p>501.520</text:p>
          </table:table-cell>
          <table:table-cell office:value-type="float" office:value="471170" calcext:value-type="float">
            <text:p>471.170</text:p>
          </table:table-cell>
          <table:table-cell office:value-type="float" office:value="461791" calcext:value-type="float">
            <text:p>461.791</text:p>
          </table:table-cell>
          <table:table-cell office:value-type="float" office:value="481876" calcext:value-type="float">
            <text:p>481.876</text:p>
          </table:table-cell>
          <table:table-cell office:value-type="float" office:value="507311" calcext:value-type="float">
            <text:p>507.311</text:p>
          </table:table-cell>
          <table:table-cell office:value-type="float" office:value="466838" calcext:value-type="float">
            <text:p>466.838</text:p>
          </table:table-cell>
          <table:table-cell office:value-type="float" office:value="449382" calcext:value-type="float">
            <text:p>449.382</text:p>
          </table:table-cell>
          <table:table-cell office:value-type="float" office:value="472709" calcext:value-type="float">
            <text:p>472.709</text:p>
          </table:table-cell>
          <table:table-cell office:value-type="float" office:value="451975" calcext:value-type="float">
            <text:p>451.975</text:p>
          </table:table-cell>
          <table:table-cell office:value-type="float" office:value="447288" calcext:value-type="float">
            <text:p>447.288</text:p>
          </table:table-cell>
          <table:table-cell office:value-type="float" office:value="388737" calcext:value-type="float">
            <text:p>388.737</text:p>
          </table:table-cell>
          <table:table-cell table:number-columns-repeated="1634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67787" calcext:value-type="float">
            <text:p>467.787</text:p>
          </table:table-cell>
          <table:table-cell office:value-type="float" office:value="457731" calcext:value-type="float">
            <text:p>457.731</text:p>
          </table:table-cell>
          <table:table-cell office:value-type="float" office:value="477473" calcext:value-type="float">
            <text:p>477.473</text:p>
          </table:table-cell>
          <table:table-cell office:value-type="float" office:value="502197" calcext:value-type="float">
            <text:p>502.197</text:p>
          </table:table-cell>
          <table:table-cell office:value-type="float" office:value="462059" calcext:value-type="float">
            <text:p>462.059</text:p>
          </table:table-cell>
          <table:table-cell office:value-type="float" office:value="444598" calcext:value-type="float">
            <text:p>444.598</text:p>
          </table:table-cell>
          <table:table-cell office:value-type="float" office:value="467793" calcext:value-type="float">
            <text:p>467.793</text:p>
          </table:table-cell>
          <table:table-cell office:value-type="float" office:value="448581" calcext:value-type="float">
            <text:p>448.581</text:p>
          </table:table-cell>
          <table:table-cell office:value-type="float" office:value="443625" calcext:value-type="float">
            <text:p>443.625</text:p>
          </table:table-cell>
          <table:table-cell office:value-type="float" office:value="385551" calcext:value-type="float">
            <text:p>385.551</text:p>
          </table:table-cell>
          <table:table-cell office:value-type="float" office:value="357557" calcext:value-type="float">
            <text:p>357.557</text:p>
          </table:table-cell>
          <table:table-cell table:number-columns-repeated="1634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53855" calcext:value-type="float">
            <text:p>453.855</text:p>
          </table:table-cell>
          <table:table-cell office:value-type="float" office:value="472838" calcext:value-type="float">
            <text:p>472.838</text:p>
          </table:table-cell>
          <table:table-cell office:value-type="float" office:value="496944" calcext:value-type="float">
            <text:p>496.944</text:p>
          </table:table-cell>
          <table:table-cell office:value-type="float" office:value="456907" calcext:value-type="float">
            <text:p>456.907</text:p>
          </table:table-cell>
          <table:table-cell office:value-type="float" office:value="439612" calcext:value-type="float">
            <text:p>439.612</text:p>
          </table:table-cell>
          <table:table-cell office:value-type="float" office:value="462180" calcext:value-type="float">
            <text:p>462.180</text:p>
          </table:table-cell>
          <table:table-cell office:value-type="float" office:value="443758" calcext:value-type="float">
            <text:p>443.758</text:p>
          </table:table-cell>
          <table:table-cell office:value-type="float" office:value="439888" calcext:value-type="float">
            <text:p>439.888</text:p>
          </table:table-cell>
          <table:table-cell office:value-type="float" office:value="381818" calcext:value-type="float">
            <text:p>381.818</text:p>
          </table:table-cell>
          <table:table-cell office:value-type="float" office:value="354225" calcext:value-type="float">
            <text:p>354.225</text:p>
          </table:table-cell>
          <table:table-cell office:value-type="float" office:value="437570" calcext:value-type="float">
            <text:p>437.570</text:p>
          </table:table-cell>
          <table:table-cell table:number-columns-repeated="1634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68157" calcext:value-type="float">
            <text:p>468.157</text:p>
          </table:table-cell>
          <table:table-cell office:value-type="float" office:value="491266" calcext:value-type="float">
            <text:p>491.266</text:p>
          </table:table-cell>
          <table:table-cell office:value-type="float" office:value="451553" calcext:value-type="float">
            <text:p>451.553</text:p>
          </table:table-cell>
          <table:table-cell office:value-type="float" office:value="434342" calcext:value-type="float">
            <text:p>434.342</text:p>
          </table:table-cell>
          <table:table-cell office:value-type="float" office:value="456627" calcext:value-type="float">
            <text:p>456.627</text:p>
          </table:table-cell>
          <table:table-cell office:value-type="float" office:value="437920" calcext:value-type="float">
            <text:p>437.920</text:p>
          </table:table-cell>
          <table:table-cell office:value-type="float" office:value="434369" calcext:value-type="float">
            <text:p>434.369</text:p>
          </table:table-cell>
          <table:table-cell office:value-type="float" office:value="378038" calcext:value-type="float">
            <text:p>378.038</text:p>
          </table:table-cell>
          <table:table-cell office:value-type="float" office:value="350471" calcext:value-type="float">
            <text:p>350.471</text:p>
          </table:table-cell>
          <table:table-cell office:value-type="float" office:value="432844" calcext:value-type="float">
            <text:p>432.844</text:p>
          </table:table-cell>
          <table:table-cell office:value-type="float" office:value="291609" calcext:value-type="float">
            <text:p>291.609</text:p>
          </table:table-cell>
          <table:table-cell table:number-columns-repeated="1634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85688" calcext:value-type="float">
            <text:p>485.688</text:p>
          </table:table-cell>
          <table:table-cell office:value-type="float" office:value="445979" calcext:value-type="float">
            <text:p>445.979</text:p>
          </table:table-cell>
          <table:table-cell office:value-type="float" office:value="428767" calcext:value-type="float">
            <text:p>428.767</text:p>
          </table:table-cell>
          <table:table-cell office:value-type="float" office:value="450459" calcext:value-type="float">
            <text:p>450.459</text:p>
          </table:table-cell>
          <table:table-cell office:value-type="float" office:value="431994" calcext:value-type="float">
            <text:p>431.994</text:p>
          </table:table-cell>
          <table:table-cell office:value-type="float" office:value="428157" calcext:value-type="float">
            <text:p>428.157</text:p>
          </table:table-cell>
          <table:table-cell office:value-type="float" office:value="372901" calcext:value-type="float">
            <text:p>372.901</text:p>
          </table:table-cell>
          <table:table-cell office:value-type="float" office:value="346387" calcext:value-type="float">
            <text:p>346.387</text:p>
          </table:table-cell>
          <table:table-cell office:value-type="float" office:value="427708" calcext:value-type="float">
            <text:p>427.708</text:p>
          </table:table-cell>
          <table:table-cell office:value-type="float" office:value="287944" calcext:value-type="float">
            <text:p>287.944</text:p>
          </table:table-cell>
          <table:table-cell office:value-type="float" office:value="329392" calcext:value-type="float">
            <text:p>329.392</text:p>
          </table:table-cell>
          <table:table-cell table:number-columns-repeated="1634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40245" calcext:value-type="float">
            <text:p>440.245</text:p>
          </table:table-cell>
          <table:table-cell office:value-type="float" office:value="422833" calcext:value-type="float">
            <text:p>422.833</text:p>
          </table:table-cell>
          <table:table-cell office:value-type="float" office:value="444214" calcext:value-type="float">
            <text:p>444.214</text:p>
          </table:table-cell>
          <table:table-cell office:value-type="float" office:value="425415" calcext:value-type="float">
            <text:p>425.415</text:p>
          </table:table-cell>
          <table:table-cell office:value-type="float" office:value="421736" calcext:value-type="float">
            <text:p>421.736</text:p>
          </table:table-cell>
          <table:table-cell office:value-type="float" office:value="366916" calcext:value-type="float">
            <text:p>366.916</text:p>
          </table:table-cell>
          <table:table-cell office:value-type="float" office:value="341189" calcext:value-type="float">
            <text:p>341.189</text:p>
          </table:table-cell>
          <table:table-cell office:value-type="float" office:value="422244" calcext:value-type="float">
            <text:p>422.244</text:p>
          </table:table-cell>
          <table:table-cell office:value-type="float" office:value="283928" calcext:value-type="float">
            <text:p>283.928</text:p>
          </table:table-cell>
          <table:table-cell office:value-type="float" office:value="324996" calcext:value-type="float">
            <text:p>324.996</text:p>
          </table:table-cell>
          <table:table-cell office:value-type="float" office:value="366160" calcext:value-type="float">
            <text:p>366.160</text:p>
          </table:table-cell>
          <table:table-cell table:number-columns-repeated="1634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16695" calcext:value-type="float">
            <text:p>416.695</text:p>
          </table:table-cell>
          <table:table-cell office:value-type="float" office:value="437354" calcext:value-type="float">
            <text:p>437.354</text:p>
          </table:table-cell>
          <table:table-cell office:value-type="float" office:value="418757" calcext:value-type="float">
            <text:p>418.757</text:p>
          </table:table-cell>
          <table:table-cell office:value-type="float" office:value="415175" calcext:value-type="float">
            <text:p>415.175</text:p>
          </table:table-cell>
          <table:table-cell office:value-type="float" office:value="360898" calcext:value-type="float">
            <text:p>360.898</text:p>
          </table:table-cell>
          <table:table-cell office:value-type="float" office:value="335390" calcext:value-type="float">
            <text:p>335.390</text:p>
          </table:table-cell>
          <table:table-cell office:value-type="float" office:value="415290" calcext:value-type="float">
            <text:p>415.290</text:p>
          </table:table-cell>
          <table:table-cell office:value-type="float" office:value="279579" calcext:value-type="float">
            <text:p>279.579</text:p>
          </table:table-cell>
          <table:table-cell office:value-type="float" office:value="319879" calcext:value-type="float">
            <text:p>319.879</text:p>
          </table:table-cell>
          <table:table-cell office:value-type="float" office:value="360552" calcext:value-type="float">
            <text:p>360.552</text:p>
          </table:table-cell>
          <table:table-cell office:value-type="float" office:value="397985" calcext:value-type="float">
            <text:p>397.985</text:p>
          </table:table-cell>
          <table:table-cell table:number-columns-repeated="1634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30381" calcext:value-type="float">
            <text:p>430.381</text:p>
          </table:table-cell>
          <table:table-cell office:value-type="float" office:value="411481" calcext:value-type="float">
            <text:p>411.481</text:p>
          </table:table-cell>
          <table:table-cell office:value-type="float" office:value="407971" calcext:value-type="float">
            <text:p>407.971</text:p>
          </table:table-cell>
          <table:table-cell office:value-type="float" office:value="354516" calcext:value-type="float">
            <text:p>354.516</text:p>
          </table:table-cell>
          <table:table-cell office:value-type="float" office:value="329515" calcext:value-type="float">
            <text:p>329.515</text:p>
          </table:table-cell>
          <table:table-cell office:value-type="float" office:value="407607" calcext:value-type="float">
            <text:p>407.607</text:p>
          </table:table-cell>
          <table:table-cell office:value-type="float" office:value="274307" calcext:value-type="float">
            <text:p>274.307</text:p>
          </table:table-cell>
          <table:table-cell office:value-type="float" office:value="314520" calcext:value-type="float">
            <text:p>314.520</text:p>
          </table:table-cell>
          <table:table-cell office:value-type="float" office:value="354442" calcext:value-type="float">
            <text:p>354.442</text:p>
          </table:table-cell>
          <table:table-cell office:value-type="float" office:value="390794" calcext:value-type="float">
            <text:p>390.794</text:p>
          </table:table-cell>
          <table:table-cell office:value-type="float" office:value="381715" calcext:value-type="float">
            <text:p>381.715</text:p>
          </table:table-cell>
          <table:table-cell table:number-columns-repeated="1634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04038" calcext:value-type="float">
            <text:p>404.038</text:p>
          </table:table-cell>
          <table:table-cell office:value-type="float" office:value="400249" calcext:value-type="float">
            <text:p>400.249</text:p>
          </table:table-cell>
          <table:table-cell office:value-type="float" office:value="347651" calcext:value-type="float">
            <text:p>347.651</text:p>
          </table:table-cell>
          <table:table-cell office:value-type="float" office:value="323235" calcext:value-type="float">
            <text:p>323.235</text:p>
          </table:table-cell>
          <table:table-cell office:value-type="float" office:value="399580" calcext:value-type="float">
            <text:p>399.580</text:p>
          </table:table-cell>
          <table:table-cell office:value-type="float" office:value="268358" calcext:value-type="float">
            <text:p>268.358</text:p>
          </table:table-cell>
          <table:table-cell office:value-type="float" office:value="307953" calcext:value-type="float">
            <text:p>307.953</text:p>
          </table:table-cell>
          <table:table-cell office:value-type="float" office:value="347863" calcext:value-type="float">
            <text:p>347.863</text:p>
          </table:table-cell>
          <table:table-cell office:value-type="float" office:value="383006" calcext:value-type="float">
            <text:p>383.006</text:p>
          </table:table-cell>
          <table:table-cell office:value-type="float" office:value="374287" calcext:value-type="float">
            <text:p>374.287</text:p>
          </table:table-cell>
          <table:table-cell office:value-type="float" office:value="374176" calcext:value-type="float">
            <text:p>374.176</text:p>
          </table:table-cell>
          <table:table-cell table:number-columns-repeated="1634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92331" calcext:value-type="float">
            <text:p>392.331</text:p>
          </table:table-cell>
          <table:table-cell office:value-type="float" office:value="340192" calcext:value-type="float">
            <text:p>340.192</text:p>
          </table:table-cell>
          <table:table-cell office:value-type="float" office:value="316286" calcext:value-type="float">
            <text:p>316.286</text:p>
          </table:table-cell>
          <table:table-cell office:value-type="float" office:value="391068" calcext:value-type="float">
            <text:p>391.068</text:p>
          </table:table-cell>
          <table:table-cell office:value-type="float" office:value="262313" calcext:value-type="float">
            <text:p>262.313</text:p>
          </table:table-cell>
          <table:table-cell office:value-type="float" office:value="300680" calcext:value-type="float">
            <text:p>300.680</text:p>
          </table:table-cell>
          <table:table-cell office:value-type="float" office:value="339794" calcext:value-type="float">
            <text:p>339.794</text:p>
          </table:table-cell>
          <table:table-cell office:value-type="float" office:value="374869" calcext:value-type="float">
            <text:p>374.869</text:p>
          </table:table-cell>
          <table:table-cell office:value-type="float" office:value="366384" calcext:value-type="float">
            <text:p>366.384</text:p>
          </table:table-cell>
          <table:table-cell office:value-type="float" office:value="365894" calcext:value-type="float">
            <text:p>365.894</text:p>
          </table:table-cell>
          <table:table-cell office:value-type="float" office:value="377335" calcext:value-type="float">
            <text:p>377.335</text:p>
          </table:table-cell>
          <table:table-cell table:number-columns-repeated="1634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32426" calcext:value-type="float">
            <text:p>332.426</text:p>
          </table:table-cell>
          <table:table-cell office:value-type="float" office:value="308747" calcext:value-type="float">
            <text:p>308.747</text:p>
          </table:table-cell>
          <table:table-cell office:value-type="float" office:value="381883" calcext:value-type="float">
            <text:p>381.883</text:p>
          </table:table-cell>
          <table:table-cell office:value-type="float" office:value="255815" calcext:value-type="float">
            <text:p>255.815</text:p>
          </table:table-cell>
          <table:table-cell office:value-type="float" office:value="293119" calcext:value-type="float">
            <text:p>293.119</text:p>
          </table:table-cell>
          <table:table-cell office:value-type="float" office:value="331344" calcext:value-type="float">
            <text:p>331.344</text:p>
          </table:table-cell>
          <table:table-cell office:value-type="float" office:value="365438" calcext:value-type="float">
            <text:p>365.438</text:p>
          </table:table-cell>
          <table:table-cell office:value-type="float" office:value="357810" calcext:value-type="float">
            <text:p>357.810</text:p>
          </table:table-cell>
          <table:table-cell office:value-type="float" office:value="357207" calcext:value-type="float">
            <text:p>357.207</text:p>
          </table:table-cell>
          <table:table-cell office:value-type="float" office:value="367947" calcext:value-type="float">
            <text:p>367.947</text:p>
          </table:table-cell>
          <table:table-cell office:value-type="float" office:value="365497" calcext:value-type="float">
            <text:p>365.497</text:p>
          </table:table-cell>
          <table:table-cell table:number-columns-repeated="1634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00824" calcext:value-type="float">
            <text:p>300.824</text:p>
          </table:table-cell>
          <table:table-cell office:value-type="float" office:value="371952" calcext:value-type="float">
            <text:p>371.952</text:p>
          </table:table-cell>
          <table:table-cell office:value-type="float" office:value="248958" calcext:value-type="float">
            <text:p>248.958</text:p>
          </table:table-cell>
          <table:table-cell office:value-type="float" office:value="285180" calcext:value-type="float">
            <text:p>285.180</text:p>
          </table:table-cell>
          <table:table-cell office:value-type="float" office:value="322424" calcext:value-type="float">
            <text:p>322.424</text:p>
          </table:table-cell>
          <table:table-cell office:value-type="float" office:value="355247" calcext:value-type="float">
            <text:p>355.247</text:p>
          </table:table-cell>
          <table:table-cell table:number-columns-repeated="2" office:value-type="float" office:value="347690" calcext:value-type="float">
            <text:p>347.690</text:p>
          </table:table-cell>
          <table:table-cell office:value-type="float" office:value="357895" calcext:value-type="float">
            <text:p>357.895</text:p>
          </table:table-cell>
          <table:table-cell office:value-type="float" office:value="355304" calcext:value-type="float">
            <text:p>355.304</text:p>
          </table:table-cell>
          <table:table-cell office:value-type="float" office:value="339175" calcext:value-type="float">
            <text:p>339.175</text:p>
          </table:table-cell>
          <table:table-cell table:number-columns-repeated="1634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61290" calcext:value-type="float">
            <text:p>361.290</text:p>
          </table:table-cell>
          <table:table-cell office:value-type="float" office:value="241230" calcext:value-type="float">
            <text:p>241.230</text:p>
          </table:table-cell>
          <table:table-cell office:value-type="float" office:value="276815" calcext:value-type="float">
            <text:p>276.815</text:p>
          </table:table-cell>
          <table:table-cell office:value-type="float" office:value="312585" calcext:value-type="float">
            <text:p>312.585</text:p>
          </table:table-cell>
          <table:table-cell office:value-type="float" office:value="344589" calcext:value-type="float">
            <text:p>344.589</text:p>
          </table:table-cell>
          <table:table-cell office:value-type="float" office:value="337002" calcext:value-type="float">
            <text:p>337.002</text:p>
          </table:table-cell>
          <table:table-cell office:value-type="float" office:value="336737" calcext:value-type="float">
            <text:p>336.737</text:p>
          </table:table-cell>
          <table:table-cell office:value-type="float" office:value="347179" calcext:value-type="float">
            <text:p>347.179</text:p>
          </table:table-cell>
          <table:table-cell office:value-type="float" office:value="344544" calcext:value-type="float">
            <text:p>344.544</text:p>
          </table:table-cell>
          <table:table-cell office:value-type="float" office:value="328519" calcext:value-type="float">
            <text:p>328.519</text:p>
          </table:table-cell>
          <table:table-cell office:value-type="float" office:value="332045" calcext:value-type="float">
            <text:p>332.045</text:p>
          </table:table-cell>
          <table:table-cell table:number-columns-repeated="1634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33201" calcext:value-type="float">
            <text:p>233.201</text:p>
          </table:table-cell>
          <table:table-cell office:value-type="float" office:value="267462" calcext:value-type="float">
            <text:p>267.462</text:p>
          </table:table-cell>
          <table:table-cell office:value-type="float" office:value="302460" calcext:value-type="float">
            <text:p>302.460</text:p>
          </table:table-cell>
          <table:table-cell office:value-type="float" office:value="332660" calcext:value-type="float">
            <text:p>332.660</text:p>
          </table:table-cell>
          <table:table-cell office:value-type="float" office:value="325712" calcext:value-type="float">
            <text:p>325.712</text:p>
          </table:table-cell>
          <table:table-cell office:value-type="float" office:value="325122" calcext:value-type="float">
            <text:p>325.122</text:p>
          </table:table-cell>
          <table:table-cell office:value-type="float" office:value="334876" calcext:value-type="float">
            <text:p>334.876</text:p>
          </table:table-cell>
          <table:table-cell office:value-type="float" office:value="333075" calcext:value-type="float">
            <text:p>333.075</text:p>
          </table:table-cell>
          <table:table-cell office:value-type="float" office:value="317209" calcext:value-type="float">
            <text:p>317.209</text:p>
          </table:table-cell>
          <table:table-cell office:value-type="float" office:value="320127" calcext:value-type="float">
            <text:p>320.127</text:p>
          </table:table-cell>
          <table:table-cell office:value-type="float" office:value="303043" calcext:value-type="float">
            <text:p>303.043</text:p>
          </table:table-cell>
          <table:table-cell table:number-columns-repeated="1634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7425" calcext:value-type="float">
            <text:p>257.425</text:p>
          </table:table-cell>
          <table:table-cell office:value-type="float" office:value="291109" calcext:value-type="float">
            <text:p>291.109</text:p>
          </table:table-cell>
          <table:table-cell office:value-type="float" office:value="320387" calcext:value-type="float">
            <text:p>320.387</text:p>
          </table:table-cell>
          <table:table-cell office:value-type="float" office:value="313412" calcext:value-type="float">
            <text:p>313.412</text:p>
          </table:table-cell>
          <table:table-cell office:value-type="float" office:value="313089" calcext:value-type="float">
            <text:p>313.089</text:p>
          </table:table-cell>
          <table:table-cell office:value-type="float" office:value="321908" calcext:value-type="float">
            <text:p>321.908</text:p>
          </table:table-cell>
          <table:table-cell office:value-type="float" office:value="319838" calcext:value-type="float">
            <text:p>319.838</text:p>
          </table:table-cell>
          <table:table-cell office:value-type="float" office:value="305043" calcext:value-type="float">
            <text:p>305.043</text:p>
          </table:table-cell>
          <table:table-cell office:value-type="float" office:value="307637" calcext:value-type="float">
            <text:p>307.637</text:p>
          </table:table-cell>
          <table:table-cell office:value-type="float" office:value="290653" calcext:value-type="float">
            <text:p>290.653</text:p>
          </table:table-cell>
          <table:table-cell office:value-type="float" office:value="288368" calcext:value-type="float">
            <text:p>288.368</text:p>
          </table:table-cell>
          <table:table-cell table:number-columns-repeated="1634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9101" calcext:value-type="float">
            <text:p>279.101</text:p>
          </table:table-cell>
          <table:table-cell office:value-type="float" office:value="306998" calcext:value-type="float">
            <text:p>306.998</text:p>
          </table:table-cell>
          <table:table-cell office:value-type="float" office:value="300757" calcext:value-type="float">
            <text:p>300.757</text:p>
          </table:table-cell>
          <table:table-cell office:value-type="float" office:value="299587" calcext:value-type="float">
            <text:p>299.587</text:p>
          </table:table-cell>
          <table:table-cell office:value-type="float" office:value="308365" calcext:value-type="float">
            <text:p>308.365</text:p>
          </table:table-cell>
          <table:table-cell office:value-type="float" office:value="306105" calcext:value-type="float">
            <text:p>306.105</text:p>
          </table:table-cell>
          <table:table-cell office:value-type="float" office:value="291137" calcext:value-type="float">
            <text:p>291.137</text:p>
          </table:table-cell>
          <table:table-cell office:value-type="float" office:value="294100" calcext:value-type="float">
            <text:p>294.100</text:p>
          </table:table-cell>
          <table:table-cell office:value-type="float" office:value="277571" calcext:value-type="float">
            <text:p>277.571</text:p>
          </table:table-cell>
          <table:table-cell office:value-type="float" office:value="274896" calcext:value-type="float">
            <text:p>274.896</text:p>
          </table:table-cell>
          <table:table-cell office:value-type="float" office:value="257819" calcext:value-type="float">
            <text:p>257.819</text:p>
          </table:table-cell>
          <table:table-cell table:number-columns-repeated="1634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92631" calcext:value-type="float">
            <text:p>292.631</text:p>
          </table:table-cell>
          <table:table-cell office:value-type="float" office:value="286434" calcext:value-type="float">
            <text:p>286.434</text:p>
          </table:table-cell>
          <table:table-cell office:value-type="float" office:value="285722" calcext:value-type="float">
            <text:p>285.722</text:p>
          </table:table-cell>
          <table:table-cell office:value-type="float" office:value="293011" calcext:value-type="float">
            <text:p>293.011</text:p>
          </table:table-cell>
          <table:table-cell office:value-type="float" office:value="291740" calcext:value-type="float">
            <text:p>291.740</text:p>
          </table:table-cell>
          <table:table-cell office:value-type="float" office:value="277099" calcext:value-type="float">
            <text:p>277.099</text:p>
          </table:table-cell>
          <table:table-cell office:value-type="float" office:value="278996" calcext:value-type="float">
            <text:p>278.996</text:p>
          </table:table-cell>
          <table:table-cell office:value-type="float" office:value="263832" calcext:value-type="float">
            <text:p>263.832</text:p>
          </table:table-cell>
          <table:table-cell office:value-type="float" office:value="260972" calcext:value-type="float">
            <text:p>260.972</text:p>
          </table:table-cell>
          <table:table-cell office:value-type="float" office:value="244068" calcext:value-type="float">
            <text:p>244.068</text:p>
          </table:table-cell>
          <table:table-cell office:value-type="float" office:value="244230" calcext:value-type="float">
            <text:p>244.230</text:p>
          </table:table-cell>
          <table:table-cell table:number-columns-repeated="1634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71264" calcext:value-type="float">
            <text:p>271.264</text:p>
          </table:table-cell>
          <table:table-cell office:value-type="float" office:value="270520" calcext:value-type="float">
            <text:p>270.520</text:p>
          </table:table-cell>
          <table:table-cell office:value-type="float" office:value="277555" calcext:value-type="float">
            <text:p>277.555</text:p>
          </table:table-cell>
          <table:table-cell office:value-type="float" office:value="275427" calcext:value-type="float">
            <text:p>275.427</text:p>
          </table:table-cell>
          <table:table-cell office:value-type="float" office:value="262244" calcext:value-type="float">
            <text:p>262.244</text:p>
          </table:table-cell>
          <table:table-cell office:value-type="float" office:value="263453" calcext:value-type="float">
            <text:p>263.453</text:p>
          </table:table-cell>
          <table:table-cell office:value-type="float" office:value="248334" calcext:value-type="float">
            <text:p>248.334</text:p>
          </table:table-cell>
          <table:table-cell office:value-type="float" office:value="246365" calcext:value-type="float">
            <text:p>246.365</text:p>
          </table:table-cell>
          <table:table-cell office:value-type="float" office:value="230008" calcext:value-type="float">
            <text:p>230.008</text:p>
          </table:table-cell>
          <table:table-cell office:value-type="float" office:value="229793" calcext:value-type="float">
            <text:p>229.793</text:p>
          </table:table-cell>
          <table:table-cell office:value-type="float" office:value="218249" calcext:value-type="float">
            <text:p>218.249</text:p>
          </table:table-cell>
          <table:table-cell table:number-columns-repeated="1634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4562" calcext:value-type="float">
            <text:p>254.562</text:p>
          </table:table-cell>
          <table:table-cell office:value-type="float" office:value="260713" calcext:value-type="float">
            <text:p>260.713</text:p>
          </table:table-cell>
          <table:table-cell office:value-type="float" office:value="259030" calcext:value-type="float">
            <text:p>259.030</text:p>
          </table:table-cell>
          <table:table-cell office:value-type="float" office:value="245767" calcext:value-type="float">
            <text:p>245.767</text:p>
          </table:table-cell>
          <table:table-cell office:value-type="float" office:value="247213" calcext:value-type="float">
            <text:p>247.213</text:p>
          </table:table-cell>
          <table:table-cell office:value-type="float" office:value="232838" calcext:value-type="float">
            <text:p>232.838</text:p>
          </table:table-cell>
          <table:table-cell office:value-type="float" office:value="229946" calcext:value-type="float">
            <text:p>229.946</text:p>
          </table:table-cell>
          <table:table-cell office:value-type="float" office:value="215288" calcext:value-type="float">
            <text:p>215.288</text:p>
          </table:table-cell>
          <table:table-cell office:value-type="float" office:value="215033" calcext:value-type="float">
            <text:p>215.033</text:p>
          </table:table-cell>
          <table:table-cell office:value-type="float" office:value="203775" calcext:value-type="float">
            <text:p>203.775</text:p>
          </table:table-cell>
          <table:table-cell office:value-type="float" office:value="199251" calcext:value-type="float">
            <text:p>199.251</text:p>
          </table:table-cell>
          <table:table-cell table:number-columns-repeated="1634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2829" calcext:value-type="float">
            <text:p>242.829</text:p>
          </table:table-cell>
          <table:table-cell office:value-type="float" office:value="241253" calcext:value-type="float">
            <text:p>241.253</text:p>
          </table:table-cell>
          <table:table-cell office:value-type="float" office:value="228890" calcext:value-type="float">
            <text:p>228.890</text:p>
          </table:table-cell>
          <table:table-cell office:value-type="float" office:value="229187" calcext:value-type="float">
            <text:p>229.187</text:p>
          </table:table-cell>
          <table:table-cell office:value-type="float" office:value="216729" calcext:value-type="float">
            <text:p>216.729</text:p>
          </table:table-cell>
          <table:table-cell office:value-type="float" office:value="213695" calcext:value-type="float">
            <text:p>213.695</text:p>
          </table:table-cell>
          <table:table-cell office:value-type="float" office:value="198956" calcext:value-type="float">
            <text:p>198.956</text:p>
          </table:table-cell>
          <table:table-cell office:value-type="float" office:value="199246" calcext:value-type="float">
            <text:p>199.246</text:p>
          </table:table-cell>
          <table:table-cell office:value-type="float" office:value="188873" calcext:value-type="float">
            <text:p>188.873</text:p>
          </table:table-cell>
          <table:table-cell office:value-type="float" office:value="184418" calcext:value-type="float">
            <text:p>184.418</text:p>
          </table:table-cell>
          <table:table-cell office:value-type="float" office:value="177486" calcext:value-type="float">
            <text:p>177.486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85 y más</text:p>
          </table:table-cell>
          <table:table-cell office:value-type="float" office:value="1507329" calcext:value-type="float">
            <text:p>1.507.329</text:p>
          </table:table-cell>
          <table:table-cell office:value-type="float" office:value="1457583" calcext:value-type="float">
            <text:p>1.457.583</text:p>
          </table:table-cell>
          <table:table-cell office:value-type="float" office:value="1404912" calcext:value-type="float">
            <text:p>1.404.912</text:p>
          </table:table-cell>
          <table:table-cell office:value-type="float" office:value="1350043" calcext:value-type="float">
            <text:p>1.350.043</text:p>
          </table:table-cell>
          <table:table-cell office:value-type="float" office:value="1298439" calcext:value-type="float">
            <text:p>1.298.439</text:p>
          </table:table-cell>
          <table:table-cell office:value-type="float" office:value="1241918" calcext:value-type="float">
            <text:p>1.241.918</text:p>
          </table:table-cell>
          <table:table-cell office:value-type="float" office:value="1181697" calcext:value-type="float">
            <text:p>1.181.697</text:p>
          </table:table-cell>
          <table:table-cell office:value-type="float" office:value="1139735" calcext:value-type="float">
            <text:p>1.139.735</text:p>
          </table:table-cell>
          <table:table-cell office:value-type="float" office:value="1075950" calcext:value-type="float">
            <text:p>1.075.950</text:p>
          </table:table-cell>
          <table:table-cell office:value-type="float" office:value="1015906" calcext:value-type="float">
            <text:p>1.015.906</text:p>
          </table:table-cell>
          <table:table-cell office:value-type="float" office:value="957623" calcext:value-type="float">
            <text:p>957.623</text:p>
          </table:table-cell>
          <table:table-cell table:number-columns-repeated="16342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Default" table:formula="of:=SUM([.B2:.B71])" office:value-type="float" office:value="39034796" calcext:value-type="float">
            <text:p>39034796</text:p>
          </table:table-cell>
          <table:table-cell table:style-name="Default" table:formula="of:=SUM([.C2:.C71])" office:value-type="float" office:value="38736755" calcext:value-type="float">
            <text:p>38736755</text:p>
          </table:table-cell>
          <table:table-cell table:style-name="Default" table:formula="of:=SUM([.D2:.D71])" office:value-type="float" office:value="38559813" calcext:value-type="float">
            <text:p>38559813</text:p>
          </table:table-cell>
          <table:table-cell table:style-name="Default" table:formula="of:=SUM([.E2:.E71])" office:value-type="float" office:value="38459361" calcext:value-type="float">
            <text:p>38459361</text:p>
          </table:table-cell>
          <table:table-cell table:style-name="Default" table:formula="of:=SUM([.F2:.F71])" office:value-type="float" office:value="38428026" calcext:value-type="float">
            <text:p>38428026</text:p>
          </table:table-cell>
          <table:table-cell table:style-name="Default" table:formula="of:=SUM([.G2:.G71])" office:value-type="float" office:value="38500474" calcext:value-type="float">
            <text:p>38500474</text:p>
          </table:table-cell>
          <table:table-cell table:style-name="Default" table:formula="of:=SUM([.H2:.H71])" office:value-type="float" office:value="38670539" calcext:value-type="float">
            <text:p>38670539</text:p>
          </table:table-cell>
          <table:table-cell table:style-name="Default" table:formula="of:=SUM([.I2:.I71])" office:value-type="float" office:value="38771271" calcext:value-type="float">
            <text:p>38771271</text:p>
          </table:table-cell>
          <table:table-cell table:style-name="Default" table:formula="of:=SUM([.J2:.J71])" office:value-type="float" office:value="38711275" calcext:value-type="float">
            <text:p>38711275</text:p>
          </table:table-cell>
          <table:table-cell table:style-name="Default" table:formula="of:=SUM([.K2:.K71])" office:value-type="float" office:value="38626219" calcext:value-type="float">
            <text:p>38626219</text:p>
          </table:table-cell>
          <table:table-cell table:style-name="Default" table:formula="of:=SUM([.L2:.L71])" office:value-type="float" office:value="38472807" calcext:value-type="float">
            <text:p>38472807</text:p>
          </table:table-cell>
          <table:table-cell table:number-columns-repeated="16342"/>
        </table:table-row>
        <table:table-row table:style-name="ro1">
          <table:table-cell table:style-name="Default" table:number-columns-repeated="12"/>
          <table:table-cell table:number-columns-repeated="16342"/>
        </table:table-row>
        <table:table-row table:style-name="ro1">
          <table:table-cell table:style-name="Default" table:formula="of:=([.B72]/[.L72]-1)*100" office:value-type="float" office:value="1.46074342846885" calcext:value-type="float">
            <text:p>1,46074342846885</text:p>
          </table:table-cell>
          <table:table-cell table:style-name="Default" office:value-type="string" calcext:value-type="string">
            <text:p>INCREMENTO</text:p>
          </table:table-cell>
          <table:table-cell table:style-name="Default" table:number-columns-repeated="10"/>
          <table:table-cell table:number-columns-repeated="16342"/>
        </table:table-row>
        <table:table-row table:style-name="ro1">
          <table:table-cell table:style-name="Default" table:formula="of:=AVERAGE([.B72:.L72])" office:value-type="float" office:value="38633757.8181818" calcext:value-type="float">
            <text:p>38633757,8181818</text:p>
          </table:table-cell>
          <table:table-cell table:style-name="Default" office:value-type="string" calcext:value-type="string">
            <text:p>MEDIA</text:p>
          </table:table-cell>
          <table:table-cell table:style-name="Default" table:number-columns-repeated="10"/>
          <table:table-cell table:number-columns-repeated="16342"/>
        </table:table-row>
      </table:table>
      <table:table table:name="Hoja2" table:style-name="ta2">
        <office:forms form:automatic-focus="false" form:apply-design-mode="false"/>
        <table:table-column table:style-name="co4" table:number-columns-repeated="11" table:default-cell-style-name="Default"/>
        <table:table-row table:style-name="ro2">
          <table:table-cell office:value-type="float" office:value="39034796" calcext:value-type="float">
            <text:p>39034796</text:p>
          </table:table-cell>
          <table:table-cell office:value-type="float" office:value="38736755" calcext:value-type="float">
            <text:p>38736755</text:p>
          </table:table-cell>
          <table:table-cell office:value-type="float" office:value="38559813" calcext:value-type="float">
            <text:p>38559813</text:p>
          </table:table-cell>
          <table:table-cell office:value-type="float" office:value="38459361" calcext:value-type="float">
            <text:p>38459361</text:p>
          </table:table-cell>
          <table:table-cell office:value-type="float" office:value="38428026" calcext:value-type="float">
            <text:p>38428026</text:p>
          </table:table-cell>
          <table:table-cell office:value-type="float" office:value="38500474" calcext:value-type="float">
            <text:p>38500474</text:p>
          </table:table-cell>
          <table:table-cell office:value-type="float" office:value="38670539" calcext:value-type="float">
            <text:p>38670539</text:p>
          </table:table-cell>
          <table:table-cell office:value-type="float" office:value="38771271" calcext:value-type="float">
            <text:p>38771271</text:p>
          </table:table-cell>
          <table:table-cell office:value-type="float" office:value="38711275" calcext:value-type="float">
            <text:p>38711275</text:p>
          </table:table-cell>
          <table:table-cell office:value-type="float" office:value="38626219" calcext:value-type="float">
            <text:p>38626219</text:p>
          </table:table-cell>
          <table:table-cell office:value-type="float" office:value="38472807" calcext:value-type="float">
            <text:p>38472807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office:value-type="float" office:value="2019" calcext:value-type="float">
            <text:p>2019</text:p>
          </table:table-cell>
          <table:table-cell table:number-matrix-columns-spanned="1" table:number-matrix-rows-spanned="11" table:formula="of:=TRANSPOSE([.A1:.K1])" office:value-type="float" office:value="39034796" calcext:value-type="float">
            <text:p>39034796</text:p>
          </table:table-cell>
          <table:table-cell table:number-columns-repeated="9"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float" office:value="38736755" calcext:value-type="float">
            <text:p>38736755</text:p>
          </table:table-cell>
          <table:table-cell table:number-columns-repeated="9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float" office:value="38559813" calcext:value-type="float">
            <text:p>38559813</text:p>
          </table:table-cell>
          <table:table-cell table:number-columns-repeated="9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38459361" calcext:value-type="float">
            <text:p>38459361</text:p>
          </table:table-cell>
          <table:table-cell table:number-columns-repeated="9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38428026" calcext:value-type="float">
            <text:p>38428026</text:p>
          </table:table-cell>
          <table:table-cell table:number-columns-repeated="9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38500474" calcext:value-type="float">
            <text:p>38500474</text:p>
          </table:table-cell>
          <table:table-cell table:number-columns-repeated="9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38670539" calcext:value-type="float">
            <text:p>38670539</text:p>
          </table:table-cell>
          <table:table-cell table:number-columns-repeated="9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38771271" calcext:value-type="float">
            <text:p>38771271</text:p>
          </table:table-cell>
          <table:table-cell table:number-columns-repeated="9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38711275" calcext:value-type="float">
            <text:p>38711275</text:p>
          </table:table-cell>
          <table:table-cell table:number-columns-repeated="9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38626219" calcext:value-type="float">
            <text:p>38626219</text:p>
          </table:table-cell>
          <table:table-cell table:number-columns-repeated="9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38472807" calcext:value-type="float">
            <text:p>3847280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a-56934" style:display-name="PageStyle_tabla-5693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0T20:27:39.155760540</meta:creation-date>
    <meta:generator>LibreOffice/24.2.7.2$Linux_X86_64 LibreOffice_project/420$Build-2</meta:generator>
    <dc:date>2025-11-03T09:38:54.971304461</dc:date>
    <meta:editing-duration>P3DT12H56M31S</meta:editing-duration>
    <meta:editing-cycles>2</meta:editing-cycles>
    <meta:document-statistic meta:table-count="2" meta:cell-count="901" meta:object-count="0"/>
  </office:meta>
</office:document-meta>
</file>